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28_ALINTI_29_">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_28_ALINTI_29_">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1"/>
    </style:style>
    <style:style style:name="P3" style:family="paragraph" style:parent-style-name="_28_ANA_20_METIN_29_">
      <style:paragraph-properties fo:margin-left="0cm" fo:margin-right="0.3cm" fo:line-height="0.564cm" fo:text-indent="1cm" style:auto-text-indent="false"/>
      <style:text-properties style:font-name="DejaVu Sans"/>
    </style:style>
    <style:style style:name="P4" style:family="paragraph" style:parent-style-name="_28_ANA_20_METIN_29_" style:list-style-name="WWNum3">
      <style:paragraph-properties fo:margin-left="0cm" fo:margin-right="0.3cm" fo:line-height="0.564cm" fo:text-indent="1cm" style:auto-text-indent="false">
        <style:tab-stops>
          <style:tab-stop style:position="2.54cm"/>
        </style:tab-stops>
      </style:paragraph-properties>
      <style:text-properties style:font-name="DejaVu Sans"/>
    </style:style>
    <style:style style:name="P5" style:family="paragraph" style:parent-style-name="_28_ANA_20_METIN_29_">
      <style:paragraph-properties fo:margin-left="0cm" fo:margin-right="0.3cm" fo:line-height="0.564cm" fo:text-indent="1cm" style:auto-text-indent="false"/>
      <style:text-properties style:font-name="DejaVu Sans" fo:font-size="11pt" style:font-size-asian="11pt" style:font-name-complex="Times New Roman1"/>
    </style:style>
    <style:style style:name="P6" style:family="paragraph" style:parent-style-name="_28_ANA_20_METIN_29_">
      <style:paragraph-properties fo:margin-left="0cm" fo:margin-right="0.3cm" fo:line-height="0.564cm" fo:text-indent="1cm" style:auto-text-indent="false"/>
      <style:text-properties style:font-name="DejaVu Sans" fo:font-size="11pt" style:font-size-asian="11pt"/>
    </style:style>
    <style:style style:name="P7" style:family="paragraph" style:parent-style-name="_28_ANA_20_METIN_29_">
      <style:paragraph-properties fo:margin-left="0cm" fo:margin-right="0.3cm" fo:line-height="0.564cm" fo:text-indent="1cm" style:auto-text-indent="false"/>
      <style:text-properties style:font-name="DejaVu Sans" fo:font-size="11pt" fo:letter-spacing="0.097cm" style:font-size-asian="11pt"/>
    </style:style>
    <style:style style:name="P8" style:family="paragraph" style:parent-style-name="_28_ANA_20_METIN_29_">
      <style:paragraph-properties fo:margin-left="0cm" fo:margin-right="0.3cm" fo:line-height="0.564cm" fo:text-indent="1cm" style:auto-text-indent="false"/>
      <style:text-properties style:font-name="DejaVu Sans" fo:font-size="11pt" fo:font-style="italic" style:font-size-asian="11pt" style:font-style-asian="italic"/>
    </style:style>
    <style:style style:name="P9" style:family="paragraph" style:parent-style-name="_28_ANA_20_METIN_29_">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1"/>
    </style:style>
    <style:style style:name="P10" style:family="paragraph" style:parent-style-name="_28_ANA_20_METIN_29_">
      <style:paragraph-properties fo:margin-left="0cm" fo:margin-right="0.3cm" fo:line-height="0.564cm" fo:text-indent="1cm" style:auto-text-indent="false"/>
      <style:text-properties style:font-name="DejaVu Sans" fo:font-size="11pt" fo:font-weight="bold" style:font-size-asian="11pt" style:font-weight-asian="bold"/>
    </style:style>
    <style:style style:name="P11" style:family="paragraph" style:parent-style-name="_28_ANA_20_METIN_29_">
      <style:paragraph-properties fo:margin-left="0cm" fo:margin-right="0.3cm" fo:text-align="center" style:justify-single-word="false" fo:text-indent="1cm" style:auto-text-indent="false"/>
      <style:text-properties style:font-name="DejaVu Sans"/>
    </style:style>
    <style:style style:name="P12" style:family="paragraph" style:parent-style-name="_28_ANA_20_METIN_29_">
      <style:paragraph-properties fo:margin-left="0cm" fo:margin-right="0.3cm" fo:text-align="center" style:justify-single-word="false" fo:text-indent="1cm" style:auto-text-indent="false" fo:break-before="page"/>
      <style:text-properties style:font-name="DejaVu Sans"/>
    </style:style>
    <style:style style:name="P13" style:family="paragraph" style:parent-style-name="_28_ANA_20_METIN_29_">
      <style:paragraph-properties fo:margin-left="0cm" fo:margin-right="0.3cm" fo:line-height="0.564cm" fo:text-indent="1cm" style:auto-text-indent="false" fo:break-before="page"/>
      <style:text-properties style:font-name="DejaVu Sans"/>
    </style:style>
    <style:style style:name="P14" style:family="paragraph" style:parent-style-name="_28_ANA_20_METIN_29_">
      <style:paragraph-properties fo:margin-left="2.535cm" fo:margin-right="0.3cm" fo:line-height="0.564cm" fo:text-indent="-1.535cm" style:auto-text-indent="false"/>
      <style:text-properties style:font-name="DejaVu Sans"/>
    </style:style>
    <style:style style:name="P15" style:family="paragraph" style:parent-style-name="_28_ANA_20_METIN_29_">
      <style:paragraph-properties fo:margin-left="1cm" fo:margin-right="0.3cm" fo:text-align="center" style:justify-single-word="false" fo:text-indent="0cm" style:auto-text-indent="false"/>
      <style:text-properties style:font-name="DejaVu Sans"/>
    </style:style>
    <style:style style:name="P16" style:family="paragraph" style:parent-style-name="_28_AYET_29_">
      <style:paragraph-properties fo:margin-left="0cm" fo:margin-right="0.3cm" fo:margin-top="0cm" fo:margin-bottom="0cm" loext:contextual-spacing="false" fo:line-height="0.564cm" fo:text-indent="1cm" style:auto-text-indent="false"/>
      <style:text-properties style:font-name="DejaVu Sans"/>
    </style:style>
    <style:style style:name="P17" style:family="paragraph" style:parent-style-name="_28_AYET_29_">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8" style:family="paragraph" style:parent-style-name="_28_AYET_29_">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font-name-complex="Times New Roman1"/>
    </style:style>
    <style:style style:name="P19" style:family="paragraph" style:parent-style-name="_28_BASLIK_29_">
      <style:paragraph-properties fo:margin-left="0cm" fo:margin-right="0.3cm" fo:margin-top="0cm" fo:margin-bottom="0cm" loext:contextual-spacing="false" fo:text-indent="1cm" style:auto-text-indent="false"/>
      <style:text-properties style:font-name="DejaVu Sans"/>
    </style:style>
    <style:style style:name="P20" style:family="paragraph" style:parent-style-name="_28_BASLIK_29_">
      <style:paragraph-properties fo:margin-left="0cm" fo:margin-right="0.3cm" fo:margin-top="0cm" fo:margin-bottom="0cm" loext:contextual-spacing="false" fo:line-height="0.564cm" fo:text-indent="1cm" style:auto-text-indent="false"/>
      <style:text-properties style:font-name="DejaVu Sans"/>
    </style:style>
    <style:style style:name="P21" style:family="paragraph" style:parent-style-name="_28_BASLIK_29_">
      <style:paragraph-properties fo:margin-left="0cm" fo:margin-right="0.3cm" fo:margin-top="0cm" fo:margin-bottom="0cm" loext:contextual-spacing="false" fo:line-height="0.564cm" fo:text-align="center" style:justify-single-word="false" fo:text-indent="1cm" style:auto-text-indent="false"/>
      <style:text-properties style:font-name="DejaVu Sans"/>
    </style:style>
    <style:style style:name="P22" style:family="paragraph" style:parent-style-name="_28_BASLIK_29_">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23" style:family="paragraph" style:parent-style-name="_28_BASLIK_29_">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4" style:family="paragraph" style:parent-style-name="_28_BASLIK_29_">
      <style:paragraph-properties fo:margin-left="0cm" fo:margin-right="0.3cm" fo:margin-top="0cm" fo:margin-bottom="0cm" loext:contextual-spacing="false" fo:text-indent="1cm" style:auto-text-indent="false" fo:break-before="page"/>
      <style:text-properties style:font-name="DejaVu Sans"/>
    </style:style>
    <style:style style:name="P25" style:family="paragraph" style:parent-style-name="_28_BASLIK_29_">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26" style:family="paragraph" style:parent-style-name="_28_BASLIK_29_">
      <style:paragraph-properties fo:margin-left="0cm" fo:margin-right="0.3cm" fo:margin-top="0cm" fo:margin-bottom="0cm" loext:contextual-spacing="false" fo:line-height="0.564cm" fo:text-indent="1cm" style:auto-text-indent="false" fo:break-before="page"/>
      <style:text-properties style:font-name="DejaVu Sans"/>
    </style:style>
    <style:style style:name="P27"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30"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1"/>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3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34"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5" style:family="paragraph" style:parent-style-name="Standard">
      <style:paragraph-properties fo:margin-left="0cm" fo:margin-right="0.3cm" fo:text-align="center" style:justify-single-word="false" fo:text-indent="1cm" style:auto-text-indent="false"/>
      <style:text-properties style:font-name="DejaVu Sans"/>
    </style:style>
    <style:style style:name="P36" style:family="paragraph" style:parent-style-name="Standard">
      <style:paragraph-properties fo:margin-left="0cm" fo:margin-right="0.3cm" fo:text-align="justify" style:justify-single-word="false" fo:text-indent="1cm" style:auto-text-indent="false"/>
      <style:text-properties style:font-name="DejaVu Sans"/>
    </style:style>
    <style:style style:name="P37"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fo:font-weight="bold" style:font-size-asian="11pt" style:font-weight-asian="bold"/>
    </style:style>
    <style:style style:name="P38"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style:font-size-asian="11pt"/>
    </style:style>
    <style:style style:name="P39"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40" style:family="paragraph" style:parent-style-name="Standard" style:master-page-name="Standard">
      <style:paragraph-properties fo:margin-left="0cm" fo:margin-right="0.3cm" fo:text-align="center" style:justify-single-word="false" fo:text-indent="1cm" style:auto-text-indent="false" style:page-number="auto"/>
      <style:text-properties style:font-name="DejaVu Sans" fo:font-size="36pt" fo:font-weight="bold" style:font-size-asian="36pt" style:font-weight-asian="bold"/>
    </style:style>
    <style:style style:name="P41" style:family="paragraph" style:parent-style-name="Standard">
      <style:paragraph-properties fo:margin-left="1cm" fo:margin-right="0.3cm" fo:text-align="center" style:justify-single-word="false" fo:text-indent="0cm" style:auto-text-indent="false"/>
      <style:text-properties style:font-name="DejaVu Sans"/>
    </style:style>
    <style:style style:name="P42" style:family="paragraph" style:parent-style-name="Standard">
      <style:paragraph-properties fo:margin-left="0cm" fo:margin-right="0.3cm" fo:text-align="center" style:justify-single-word="false" fo:text-indent="1.27cm" style:auto-text-indent="false"/>
      <style:text-properties style:font-name="DejaVu Sans"/>
    </style:style>
    <style:style style:name="P43" style:family="paragraph" style:parent-style-name="Standard">
      <style:paragraph-properties fo:margin-left="0cm" fo:margin-right="0.3cm" fo:text-align="justify" style:justify-single-word="false" fo:text-indent="0cm" style:auto-text-indent="false"/>
      <style:text-properties style:font-name="DejaVu Sans"/>
    </style:style>
    <style:style style:name="P44"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style>
    <style:style style:name="P45"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46" style:family="paragraph" style:parent-style-name="Standard" style:list-style-name="WWNum1">
      <style:paragraph-properties fo:margin-left="0cm" fo:margin-right="0.3cm" fo:line-height="0.564cm" fo:text-align="justify" style:justify-single-word="false" fo:text-indent="0cm" style:auto-text-indent="false">
        <style:tab-stops>
          <style:tab-stop style:position="1.275cm"/>
        </style:tab-stops>
      </style:paragraph-properties>
      <style:text-properties style:font-name="DejaVu Sans"/>
    </style:style>
    <style:style style:name="P47" style:family="paragraph" style:parent-style-name="Standard">
      <style:paragraph-properties fo:margin-left="0cm" fo:margin-right="0.3cm" fo:text-align="justify" style:justify-single-word="false" fo:text-indent="0cm" style:auto-text-indent="false" fo:break-before="page"/>
      <style:text-properties style:font-name="DejaVu Sans"/>
    </style:style>
    <style:style style:name="P48" style:family="paragraph" style:parent-style-name="Style">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49" style:family="paragraph" style:parent-style-name="Style">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50" style:family="paragraph" style:parent-style-name="Style">
      <style:paragraph-properties fo:margin-left="0cm" fo:margin-right="0.3cm" fo:line-height="0.564cm" fo:text-align="justify" style:justify-single-word="false" fo:text-indent="1cm" style:auto-text-indent="false"/>
      <style:text-properties style:font-name="DejaVu Sans"/>
    </style:style>
    <style:style style:name="P51" style:family="paragraph" style:parent-style-name="Style">
      <style:paragraph-properties fo:margin-left="0cm" fo:margin-right="0.3cm" fo:text-align="center" style:justify-single-word="false" fo:text-indent="1cm" style:auto-text-indent="false"/>
      <style:text-properties style:font-name="DejaVu Sans"/>
    </style:style>
    <style:style style:name="P52" style:family="paragraph" style:parent-style-name="Style">
      <style:paragraph-properties fo:margin-left="0cm" fo:margin-right="0.3cm" fo:text-align="center" style:justify-single-word="false" fo:text-indent="1cm" style:auto-text-indent="false" fo:break-before="page"/>
      <style:text-properties style:font-name="DejaVu Sans"/>
    </style:style>
    <style:style style:name="P53" style:family="paragraph" style:parent-style-name="ï_20__28_ANA_20_METIN_29__20__20_-1">
      <style:paragraph-properties fo:margin-left="0cm" fo:margin-right="0.3cm" fo:line-height="0.564cm" fo:text-indent="1cm" style:auto-text-indent="false"/>
      <style:text-properties style:font-name="DejaVu Sans"/>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size="14pt" fo:font-weight="bold" style:font-size-asian="14pt" style:font-weight-asian="bold" style:font-name-complex="Times New Roman1"/>
    </style:style>
    <style:style style:name="T3" style:family="text">
      <style:text-properties style:font-name="Times New Roman" fo:font-size="26pt" fo:font-weight="bold" style:font-size-asian="26pt" style:font-weight-asian="bold" style:font-name-complex="Times New Roman1"/>
    </style:style>
    <style:style style:name="T4" style:family="text">
      <style:text-properties style:font-name="Times New Roman" fo:font-size="11pt" fo:font-weight="bold" style:font-size-asian="11pt" style:font-weight-asian="bold" style:font-name-complex="Times New Roman1"/>
    </style:style>
    <style:style style:name="T5" style:family="text">
      <style:text-properties style:font-name="Times New Roman" fo:font-size="11pt" style:font-size-asian="11pt" style:font-name-complex="Times New Roman1"/>
    </style:style>
    <style:style style:name="T6" style:family="text">
      <style:text-properties style:font-name="Times New Roman" fo:font-size="11pt" fo:letter-spacing="0.097cm" style:font-size-asian="11pt" style:font-name-complex="Times New Roman1"/>
    </style:style>
    <style:style style:name="T7" style:family="text">
      <style:text-properties style:font-name="Times New Roman" fo:font-size="11pt" fo:letter-spacing="0.097cm" fo:font-weight="bold" style:font-size-asian="11pt" style:font-weight-asian="bold" style:font-name-complex="Times New Roman1"/>
    </style:style>
    <style:style style:name="T8" style:family="text">
      <style:text-properties style:font-name="Times New Roman" fo:font-size="11pt" fo:font-weight="normal" style:font-size-asian="11pt" style:font-weight-asian="normal" style:font-name-complex="Times New Roman1"/>
    </style:style>
    <style:style style:name="T9" style:family="text">
      <style:text-properties style:font-name="Times New Roman" fo:font-size="11pt" fo:font-style="italic" style:font-size-asian="11pt" style:font-style-asian="italic" style:font-name-complex="Times New Roman1"/>
    </style:style>
    <style:style style:name="T10" style:family="text">
      <style:text-properties style:font-name="Times New Roman" fo:font-size="11pt" fo:letter-spacing="-0.009cm" style:font-size-asian="11pt" style:font-name-complex="Times New Roman1"/>
    </style:style>
    <style:style style:name="T11" style:family="text">
      <style:text-properties style:font-name="Times New Roman" fo:font-size="11pt" fo:letter-spacing="-0.009cm" fo:font-weight="bold" style:font-size-asian="11pt" style:font-weight-asian="bold" style:font-name-complex="Times New Roman1"/>
    </style:style>
    <style:style style:name="T12" style:family="text">
      <style:text-properties style:font-name="Times New Roman" fo:font-size="18pt" fo:font-weight="bold" style:font-size-asian="18pt" style:font-weight-asian="bold" style:font-name-complex="Times New Roman1"/>
    </style:style>
    <style:style style:name="T13" style:family="text">
      <style:text-properties style:text-position="27% 100%" style:font-name="Times New Roman" fo:font-size="11pt" style:font-size-asian="11pt" style:font-name-complex="Times New Roman1"/>
    </style:style>
    <style:style style:name="T14" style:family="text">
      <style:text-properties style:text-position="27% 100%" style:font-name="Times New Roman" fo:font-size="11pt" fo:font-weight="bold" style:font-size-asian="11pt" style:font-weight-asian="bold" style:font-name-complex="Times New Roman1"/>
    </style:style>
    <style:style style:name="T15" style:family="text">
      <style:text-properties style:text-position="27% 100%" fo:font-size="11pt" style:font-size-asian="11pt" style:font-name-complex="Times New Roman1"/>
    </style:style>
    <style:style style:name="T16" style:family="text">
      <style:text-properties style:text-position="27% 100%" fo:font-size="11pt" fo:font-weight="bold" style:font-size-asian="11pt" style:font-weight-asian="bold" style:font-name-complex="Times New Roman1"/>
    </style:style>
    <style:style style:name="T17" style:family="text">
      <style:text-properties style:font-name="Times New Roman Tur" fo:font-size="11pt" style:font-size-asian="11pt" style:font-name-complex="Times New Roman Tur1"/>
    </style:style>
    <style:style style:name="T18" style:family="text">
      <style:text-properties fo:font-size="36pt" fo:font-weight="bold" style:font-size-asian="36pt" style:font-weight-asian="bold" style:font-name-complex="Times New Roman1"/>
    </style:style>
    <style:style style:name="T19" style:family="text">
      <style:text-properties fo:font-size="14pt" fo:font-weight="bold" style:font-size-asian="14pt" style:font-weight-asian="bold" style:font-name-complex="Times New Roman1"/>
    </style:style>
    <style:style style:name="T20" style:family="text">
      <style:text-properties fo:font-size="26pt" fo:font-weight="bold" style:font-size-asian="26pt" style:font-weight-asian="bold" style:font-name-complex="Times New Roman1"/>
    </style:style>
    <style:style style:name="T21" style:family="text">
      <style:text-properties fo:font-size="11pt" fo:font-weight="bold" style:font-size-asian="11pt" style:font-weight-asian="bold" style:font-name-complex="Times New Roman1"/>
    </style:style>
    <style:style style:name="T22" style:family="text">
      <style:text-properties fo:font-size="11pt" style:font-size-asian="11pt" style:font-name-complex="Times New Roman1"/>
    </style:style>
    <style:style style:name="T23" style:family="text">
      <style:text-properties fo:font-size="11pt" style:font-size-asian="11pt" style:font-name-complex="Times New Roman Tur1"/>
    </style:style>
    <style:style style:name="T24" style:family="text">
      <style:text-properties fo:font-size="11pt" fo:letter-spacing="0.097cm" style:font-size-asian="11pt" style:font-name-complex="Times New Roman1"/>
    </style:style>
    <style:style style:name="T25" style:family="text">
      <style:text-properties fo:font-size="11pt" fo:letter-spacing="0.097cm" fo:font-weight="bold" style:font-size-asian="11pt" style:font-weight-asian="bold" style:font-name-complex="Times New Roman1"/>
    </style:style>
    <style:style style:name="T26" style:family="text">
      <style:text-properties fo:font-size="11pt" fo:font-weight="normal" style:font-size-asian="11pt" style:font-weight-asian="normal" style:font-name-complex="Times New Roman1"/>
    </style:style>
    <style:style style:name="T27" style:family="text">
      <style:text-properties fo:font-size="11pt" fo:font-style="italic" style:font-size-asian="11pt" style:font-style-asian="italic" style:font-name-complex="Times New Roman1"/>
    </style:style>
    <style:style style:name="T28" style:family="text">
      <style:text-properties fo:font-size="11pt" fo:letter-spacing="-0.009cm" style:font-size-asian="11pt" style:font-name-complex="Times New Roman1"/>
    </style:style>
    <style:style style:name="T29" style:family="text">
      <style:text-properties fo:font-size="11pt" fo:letter-spacing="-0.009cm" fo:font-weight="bold" style:font-size-asian="11pt" style:font-weight-asian="bold" style:font-name-complex="Times New Roman1"/>
    </style:style>
    <style:style style:name="T30" style:family="text">
      <style:text-properties fo:font-size="18pt" fo:font-weight="bold" style:font-size-asian="18pt"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7"/>
      <text:p text:style-name="P27"/>
      <text:p text:style-name="P27"/>
      <text:p text:style-name="P41"><text:span text:style-name="T18">THE MIRACLE OF CREATION</text:span></text:p>
      <text:p text:style-name="P42"><text:span text:style-name="T18">IN DNA</text:span></text:p>
      <text:p text:style-name="P28"/>
      <text:p text:style-name="P28"/>
      <text:p text:style-name="P28"/>
      <text:p text:style-name="P28"/>
      <text:p text:style-name="P33"><text:span text:style-name="T19">THE TRUTH REVEALED BY THE HUMAN </text:span></text:p>
      <text:p text:style-name="P33"><text:span text:style-name="T19">GENOME PROJECT</text:span></text:p>
      <text:p text:style-name="P28"/>
      <text:p text:style-name="P28"/>
      <text:p text:style-name="P28"/>
      <text:p text:style-name="P28"/>
      <text:p text:style-name="P35"><text:span text:style-name="T20">HARUN YAHYA</text:span></text:p>
      <text:p text:style-name="P29"/>
      <text:p text:style-name="P33"/>
      <text:p text:style-name="P37"/>
      <text:p text:style-name="P28"/>
      <text:p text:style-name="P28"/>
      <text:p text:style-name="P28"/>
      <text:p text:style-name="P28"/>
      <text:p text:style-name="P28"/>
      <text:p text:style-name="P28"/>
      <text:p text:style-name="P28"/>
      <text:p text:style-name="P28"/>
      <text:p text:style-name="P28"/>
      <text:p text:style-name="P28"/>
      <text:p text:style-name="P28"/>
      <text:p text:style-name="P33"><text:span text:style-name="T21">First published August 2002</text:span></text:p>
      <text:p text:style-name="P33"><text:span text:style-name="T21">Goodword Books, 2002</text:span></text:p>
      <text:p text:style-name="P21"><text:span text:style-name="T21">August 2002</text:span></text:p>
      <text:p text:style-name="P28"/>
      <text:p text:style-name="P28"/>
      <text:p text:style-name="P33"><text:span text:style-name="T21">Goodword Books Pvt. Ltd.</text:span></text:p>
      <text:p text:style-name="P33"><text:span text:style-name="T21">1, Nizamuddin West Market,</text:span></text:p>
      <text:p text:style-name="P33"><text:span text:style-name="T21">New Delhi 110 013</text:span></text:p>
      <text:p text:style-name="P33"><text:span text:style-name="T21">Tel. 435 6666, 435 5454</text:span></text:p>
      <text:p text:style-name="P33"><text:span text:style-name="T21">Fax. 469 7333, 435 7980</text:span></text:p>
      <text:p text:style-name="P33"><text:span text:style-name="T21">e-mail: info@goodwordbooks.com</text:span></text:p>
      <text:p text:style-name="P30"/>
      <text:p text:style-name="P30"/>
      <text:p text:style-name="P33"><text:span text:style-name="T21">ISBN</text:span></text:p>
      <text:p text:style-name="P33"><text:span text:style-name="T21">81-7898-100-9</text:span></text:p>
      <text:p text:style-name="P31"/>
      <text:p text:style-name="P31"/>
      <text:p text:style-name="P31"/>
      <text:p text:style-name="P34"/>
      <text:p text:style-name="P38"/>
      <text:p text:style-name="P36"><text:span text:style-name="T30">CONTENTS</text:span></text:p>
      <text:p text:style-name="P31"/>
      <text:p text:style-name="P31"/>
      <text:p text:style-name="P34"><text:span text:style-name="T22">INTRODUCTION: A MAJOR MILESTONE </text:span></text:p>
      <text:p text:style-name="P34"><text:span text:style-name="T22">IN THE HISTORY OF HUMANITY <text:tab/> </text:span></text:p>
      <text:p text:style-name="P32"/>
      <text:p text:style-name="P34"><text:span text:style-name="T22">DNA: THE DATA SOURCE OF LIFE <text:tab/></text:span></text:p>
      <text:p text:style-name="P32"/>
      <text:p text:style-name="P34"><text:span text:style-name="T22">THE INFORMATION IN LIVING </text:span></text:p>
      <text:p text:style-name="P34"><text:span text:style-name="T22">STRUCTURES AND THE DEATH </text:span></text:p>
      <text:p text:style-name="P34"><text:span text:style-name="T22">OF MATERIALISM <text:tab/></text:span></text:p>
      <text:p text:style-name="P32"/>
      <text:p text:style-name="P34"><text:span text:style-name="T22">APE-MAN SIMILARITY IS A TALE <text:tab/></text:span></text:p>
      <text:p text:style-name="P32"/>
      <text:p text:style-name="P34"><text:span text:style-name="T22">DARWINIST-MATERIALIST </text:span></text:p>
      <text:p text:style-name="P34"><text:span text:style-name="T22">MISCONCEPTIONS ABOUT</text:span></text:p>
      <text:p text:style-name="P34"><text:span text:style-name="T22">THE HUMAN GENOME PROJECT <text:tab/></text:span></text:p>
      <text:p text:style-name="P32"/>
      <text:p text:style-name="P34"><text:span text:style-name="T22">THE LATEST FOSSIL CLAIM </text:span></text:p>
      <text:p text:style-name="P34"><text:span text:style-name="T22">OF THE THEORY OF EVOLUTION HAS </text:span></text:p>
      <text:p text:style-name="P20"><text:span text:style-name="T22">ALSO BECOME HISTORY <text:tab/></text:span></text:p>
      <text:p text:style-name="P22"/>
      <text:p text:style-name="P25"><text:span text:style-name="T30">TO THE READER</text:span></text:p>
      <text:p text:style-name="P31"/>
      <text:p text:style-name="P31"/>
      <text:p text:style-name="P34"><text:span text:style-name="T22">In all the books by the author, faith-related issues are explained in the light of the Qur'anic verses and people are invited to learn God's words and to live by them. All the subjects that concern God'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34"><text:span text:style-name="T22">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span></text:p>
      <text:p text:style-name="P34"><text:span text:style-name="T22">In addition, it will be a great service to the religion to contribute to the presentation and reading of these books, which are written solely for the good pleasure of God. All the books of the author are extremely convincing. For this reason, for those who want to communicate the religion to other people, one of the most effective methods is to encourage them to read these books.</text:span></text:p>
      <text:p text:style-name="P34"><text:span text:style-name="T22">It is hoped that the reader will take time to look through the review of other books on the final pages of the book, and appreciate the rich source of material on faith-related issues, which are very useful and a pleasure to read. </text:span></text:p>
      <text:p text:style-name="P34"><text:span text:style-name="T22">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 </text:span></text:p>
      <text:p text:style-name="P32"/>
      <text:p text:style-name="P32"/>
      <text:p text:style-name="P32"/>
      <text:p text:style-name="P35"/>
      <text:p text:style-name="P39"><text:span text:style-name="T30">About The Author</text:span></text:p>
      <text:p text:style-name="P31"/>
      <text:p text:style-name="P31"/>
      <text:p text:style-name="P34"><text:span text:style-name="T22">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span></text:p>
      <text:p text:style-name="P34"><text:span text:style-name="T22">His pen-name is made up of the names "Harun" (Aaron) and "Yahya" (John), in memory of the two esteemed prophets who fought against lack of faith. The Prophet's seal on the cover of the author's books has a symbolic meaning linked to the their contents. This seal represents the Qur'an, the last Book and the last word of God, and our Prophet, the last of all the prophets. Under the guidance of the Qur'an and Sunnah, the author makes it his main goal to disprove each one of the fundamental tenets of godless ideologies and to have the "last word", so as to completely silence the objections raised against religion. The seal of the Prophet, who attained ultimate wisdom and moral perfection, is used as a sign of his intention of saying this last word. </text:span></text:p>
      <text:p text:style-name="P34"><text:span text:style-name="T22">All these works by the author centre around one goal: to convey the message of the Qur'an to people, thus encouraging them to think about basic faith-related issues, such as the existence of God, His unity and the hereafter, and to display the decrepit foundations and perverted works of godless systems. </text:span></text:p>
      <text:p text:style-name="P34"><text:span text:style-name="T22">Harun Yahya enjoys a wide readership in many countries, from India to America, England to Indonesia, Poland to Bosnia, and Spain to Brazil. Some of his books are available in English, French, German, Italian, Spanish, Portuguese, Urdu, Arabic, Albanian, Russian, Serbo-Croat (Bosnian), Polish, Malay, Uygur Turkish, and Indonesian, and they have been enjoyed by readers all over the world. </text:span></text:p>
      <text:p text:style-name="P34"><text:span text:style-name="T22">Greatly appreciated all around the world, these works have been instrumental in many people putting their faith in God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It is unlikely that those who read these books and give a serious thought to them can any longer sincerely advocate the materialistic philosophy, atheism and any other perverted ideology or philosophy. Even if they continue to advocate, this will be only a sentimental insistence since these books have refuted these ideologies from their very basis. All contemporary movements of denial are ideologically defeated today, thanks to the collection of books written by Harun Yahya. </text:span></text:p>
      <text:p text:style-name="P34"><text:soft-page-break/><text:span text:style-name="T22">There is no doubt that these features result from the wisdom and lucidity of the Qur'an. The author certainly does not feel proud of himself; he merely intends to serve as a means in one's search for God's right path. Furthermore, no material gain is sought in the publication of these works.</text:span></text:p>
      <text:p text:style-name="P34"><text:span text:style-name="T22">Considering these facts, those who encourage people to read these books, which open the "eyes" of the heart and guide them in becoming more devoted servants of God, render an invaluable service. </text:span></text:p>
      <text:p text:style-name="P34"><text:span text:style-name="T22">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attained are manifest in the reader's conviction. </text:span></text:p>
      <text:p text:style-name="P34"><text:span text:style-name="T22">One point needs to be kept in mind: The main reason for the continuing cruelty and conflict, and all the ordeals the majority of people undergo is the ideological prevalence of disbelief. These things can only come to an end with the ideological defeat of disbelief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34"><text:span text:style-name="T22">It is no exaggeration to say that the collection of books by Harun Yahya have assumed this leading role. By the Will of God, these books will be the means through which people in the 21st century will attain the peace and bliss, justice and happiness promised in the Qur'an. </text:span></text:p>
      <text:p text:style-name="P34"><text:span text:style-name="T22">The works of the author include The New Masonic Order, Judaism and Freemasonry, Global Freemasonry, Islam Denounces Terrorism, Terrorism: The Devil's Ritual, The Disasters Darwinism Brought to Humanity, Communism in Ambush, Fascism: The Bloody Ideology of Darwinism, The 'Secret Hand' in Bosnia, Behind the Scenes of The Holocaust, Behind the Scenes of Terrorism, Israel's Kurdish Card, The Oppression Policy of Communist China and Eastern Turkestan, Palestine, Solution: The Values of the Qur'an, The Winter of Islam and Its Expected Spring, Articles 1-2-3, A Weapon of Satan: Romantism, Signs from the Chapter of the Cave to the Last Times, Signs of the Last Day, The Last Times and The Beast of the Earth, Truths 1-2, The Western World Turns to God, The Evolution Deceit, Precise Answers to Evolutionists, The Blunders of Evolutionists, Confessions of Evolutionists, The Qur'an Denies Darwinism, Perished Nations, For Men of Understanding, The Prophet Moses, The Prophet Joseph, The Prophet Mohammed, The </text:span><text:soft-page-break/><text:span text:style-name="T22">Prophet Solomon, The Golden Age, Allah's Artistry in Colour, Glory is Everywhere, The Importance of the Evidences of Creation, The Truth of the Life of This World, The Nightmare of Disbelief, Knowing the Truth, Eternity Has Already Begun, Timelessness and the Reality of Fate, Matter: Another Name for Illusion, The Little Man in the Tower, Islam and the Philosophy of Karma, The Dark Magic of Darwinism, The Religion of Darwinism, The Collapse of the Theory of Evolution in 20 Questions, Allah is Known Through Reason, The Qur'an Leads the Way to Science, The Real Origin of Life, Consciousness in the Cell, A String of Miracles, The Creation of the Universe, Miracles of the Qur'an, The Design in Nature,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Secrets of DNA.</text:span></text:p>
      <text:p text:style-name="P34"><text:span text:style-name="T22">The author's childrens books are: Wonders of Allah's Creation, The World of Animals, The Splendour in the Skies, Wonderful Creatures, Let's Learn Our Religion, The World of Our Little Friends: The Ants, Honeybees That Build Perfect Combs, Skillful Dam Builders: Beavers. </text:span></text:p>
      <text:p text:style-name="P34"><text:span text:style-name="T22">The author's other works on Quranic topics include: 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 Return, Beauties Presented by the Qur'an for Life, A Bouquet of the Beauties of Allah 1-2-3-4, The Iniquity Called "Mockery," The Mystery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Excitement in the Qur'an, Seeing Good in Everything, How do the Unwise Interpret the Qur'an?, Some Secrets of the </text:span><text:soft-page-break/><text:span text:style-name="T22">Qur'an, The Courage of Believers, Being Hopeful in the Qur'an, Justice and Tolerance in the Qur'an, Basic Tenets of Islam, Those Who do not Listen to the Qur'an, Taking the Qur'an as a Guide, A Lurking Threat: Heedlessness, Sincerity in the Qur'an.</text:span></text:p>
      <text:p text:style-name="P32"/>
      <text:p text:style-name="P35"/>
      <text:p text:style-name="P39"><text:span text:style-name="T30">INTRODUCTION:</text:span></text:p>
      <text:p text:style-name="P35"><text:span text:style-name="T30">A MAJOR MILESTONE</text:span></text:p>
      <text:p text:style-name="P35"><text:span text:style-name="T30">IN THE HISTORY OF HUMANITY</text:span></text:p>
      <text:p text:style-name="P31"/>
      <text:p text:style-name="P31"/>
      <text:p text:style-name="P3"><text:span text:style-name="T24">T</text:span><text:span text:style-name="T22">oday is the day of a major milestone in history. The materialist philosophy, once imposed on the mass of humanity under the guise of science, is ironically being defeated today by science itself. Materialism, the philosophy which holds that everything is composed of matter and which denies the existence of God, is actually the contemporary version of paganism. Ancient pagans used to worship non-living beings like wooden or stone totem poles and considered them divine beings. Materialist philosophy, on the other hand, bases its claim on the belief that man and all other beings are created out of atoms and molecules. According to this superstitious view, non-living atoms somehow organised themselves and over time acquired life and consciousness, finally bringing man into being. </text:span></text:p>
      <text:p text:style-name="P3"><text:span text:style-name="T22">This superstitious belief based on materialism is called </text:span><text:span text:style-name="T21">"evolution."</text:span><text:span text:style-name="T22"> The belief in evolution, first introduced in the pagan cultures of the ancient Sumerians and then the ancient Greeks, was in a way revived in the 19th century by a group of materialist scientists and brought on to the world agenda. Charles Darwin is the best known of these scientists. The theory of evolution he advanced wasted the time of the world of science for 150 years, and despite its flawed nature having been widely acknowledged, it has been sustained until quite recently for purely ideological reasons. </text:span></text:p>
      <text:p text:style-name="P3"><text:span text:style-name="T22">However, as mentioned earlier, today, materialism is collapsing with a resounding crash. It is often stated that there were three important materialist theorists who steered the 19th century: </text:span><text:span text:style-name="T21">Freud, Marx and Darwin. </text:span><text:span text:style-name="T22">The theories of the first two were examined, tested, and, proving invalid, subsequently rejected in the 20th century. Nowadays, the theory of Darwin is also collapsing. </text:span></text:p>
      <text:p text:style-name="P3"><text:span text:style-name="T22">Some important developments in June 2000 accelerated this great downfall of materialism. </text:span></text:p>
      <text:p text:style-name="P3"><text:span text:style-name="T22">First, scientists carrying out experiments to break the speed of light made a discovery which turned all scientific premises upside down. In an experiment in which the speed of light was broken, the scientists observed with astonishment that </text:span><text:span text:style-name="T21">the effect of the experiment occurred before its cause</text:span><text:span text:style-name="T22">. This meant the defeat of the claim of </text:span><text:span text:style-name="T21">"causality" </text:span><text:span text:style-name="T22">that was put forward on the basis of materialist views in the 19th century. It was reported in many scientific publications that "</text:span><text:span text:style-name="T21">this experiment proved that effect without cause is possible and that the end of an event can happen before its beginning."</text:span><text:span text:style-name="T22"> Indeed, the occurrence of the effect of an action before the action that seems to be its cause, is scientific evidence that all events are created individually. This totally demolishes the materialist dogma. </text:span></text:p>
      <text:p text:style-name="P3"><text:soft-page-break/><text:span text:style-name="T22">A few weeks later, it was revealed that </text:span><text:span text:style-name="T21">Archaeopteryx, a fossil bird presented as "the most important fossil evidence" by Darwinists for more than a century, was actually not evidence for, but a blow to the theory. </text:span><text:span text:style-name="T22">When another fossil, some 75 million years older than this fossil which was allegedly the "primitive ancestor of birds," and no different from modern birds, was discovered, evolutionists were shocked. M</text:span><text:span text:style-name="T21">any journals which used to present Archaeopteryx as the "primitive ancestor of birds"</text:span><text:span text:style-name="T22"> were obliged to report that </text:span><text:span text:style-name="T21">"The Ancestor of Birds Proved to be a Bird." </text:span></text:p>
      <text:p text:style-name="P3"><text:span text:style-name="T22">Finally, </text:span><text:span text:style-name="T21">the Human Genome Project</text:span><text:span text:style-name="T22">, an attempt to draft a rough map of the human genome, was concluded and </text:span><text:span text:style-name="T21">the details of the "genetic information," which highlighted how superior God's creation of living beings is, have been revealed to mankind. </text:span><text:span text:style-name="T22">Today, everyone who considers the results of this project and finds out that a single human cell contains enough information to be stored in thousands of encyclopaedia pages, grasps what a great miracle of creation this is. </text:span></text:p>
      <text:p text:style-name="P3"><text:span text:style-name="T22">Nevertheless, evolutionists try to misinterpret this recent development, which, in truth, works against them, and present it as evidence for "evolution." Unable to explain even how the DNA chain of a tiny bacterium originated, evolutionists try to deliver messages such as "human genes resemble animal genes." Such messages are inaccurate and have no scientific value. They are designed to mislead society. Meanwhile, some press institutions, both because of their ignorance on the subject and their prejudiced approach, suppose that the Human Genome Project provides "evidence of evolution" and try to present it that way. </text:span></text:p>
      <text:p text:style-name="P3"><text:span text:style-name="T22">In this book, the above-mentioned evolutionist misconceptions are explained and the irrational and shallow nature of the objections raised to creation is clarified. In addition, the severity of the blow to Darwinism struck by the recent findings is explicitly revealed. </text:span></text:p>
      <text:p text:style-name="P3"><text:span text:style-name="T22">When you read this book, you too will see that materialist philosophy which rejects God is about to meet its end and that in the 21</text:span><text:span text:style-name="T15">st</text:span><text:span text:style-name="T22"> century, humanity will return to accepting the real purpose of their creation by being relieved of deceits such as evolution. </text:span></text:p>
      <text:p text:style-name="P5"/>
      <text:p text:style-name="P11"/>
      <text:p text:style-name="P12"><text:span text:style-name="T30">DNA: THE DATA SOURCE OF LIFE</text:span></text:p>
      <text:p text:style-name="P7"/>
      <text:p text:style-name="P7"/>
      <text:p text:style-name="P3"><text:span text:style-name="T24">T</text:span><text:span text:style-name="T22">he progress of science makes it clear that living beings have an extremely complex structure and an order too perfect to have come into being by coincidence. This is evidence to the fact that living beings are created by an All-Powerful Creator with superior knowledge. Recently, for instance, with the unravelling of the perfect structure in the human gene-which became a prominent issue due to the Genome Project-the unique creation of God has once more been revealed for all to see. </text:span></text:p>
      <text:p text:style-name="P3"><text:span text:style-name="T22">From the U.S.A. to China, scientists from all over the world have given their best efforts over a decade to decode the 3 billion chemical letters in DNA and to determine their sequence. As a result, 85% of the data included in the DNA of human beings could be properly sequenced. Although this is a very exciting and important development, as Dr. Francis Collins, who leads the Human Genome Project states, so far, only the first step has been taken in the decoding of the information in DNA. </text:span></text:p>
      <text:p text:style-name="P3"><text:span text:style-name="T22">In order to understand why the decoding of this information takes so long, we have to understand the nature of the information stored in DNA. </text:span></text:p>
      <text:p text:style-name="P23"/>
      <text:p text:style-name="P20"><text:span text:style-name="T19">The Secret Structure of DNA</text:span></text:p>
      <text:p text:style-name="P16"><text:span text:style-name="T26">In the manufacture of a technological product or the management of a plant, the greatest tools employed are the experience and accumulation of knowledge that man has acquired over many centuries. The necessary knowledge and experience needed for the construction of the human body, the most advanced and sophisticated "plant" on earth, are stored in DNA. DNA is a rather large molecule that is carefully protected in the cell nucleus, and functions as a kind of data bank for the human body. The information hidden inside DNA controls the thousands of different events that take place in the cells of the human body and in the functioning of its systems, as well as all physical features, from the colour of a person's hair and eyes to his height. For example, even whether someone's blood pressure is high, low or normal depends on the information in DNA. </text:span></text:p>
      <text:p text:style-name="P3"><text:span text:style-name="T22">The important point that needs to be stressed here is that ever since the very first human being, the trillions of examples of DNA in the billions of human cells have been appearing in the same state of perfection and complexity as at present. As you read the lines below, you will also come to see how it is clearly unreasonable to claim, as evolutionists do, that such a molecule, with all its mind-blowing structure and properties, originated as a result of coincidences.</text:span></text:p>
      <text:p text:style-name="P23"/>
      <text:p text:style-name="P20"><text:span text:style-name="T19">Volumes of Information in the Human Cell</text:span></text:p>
      <text:p text:style-name="P3"><text:span text:style-name="T22">The information stored in DNA must by no means be underestimated. So much so that one human DNA molecule contains enough information to fill a million-page encyclopaedia, or to fill about 1,000 books. Note this fact well: one million encyclopaedia </text:span><text:soft-page-break/><text:span text:style-name="T22">pages, or 1,000 books. This is to say that the nucleus of each cell contains as much information as would fill a one-million-page encyclopaedia, which is used to control the functions of the human body. To draw an analogy, we can state that even the 23-volume-</text:span><text:span text:style-name="T27">Encyclopaedia Britannica</text:span><text:span text:style-name="T22">, one of the greatest mines of information in the world, has 25,000 pages. Therefore, before us lies an incredible picture. In a molecule found in a nucleus, which is far smaller than the microscopic cell wherein it is located, there exists a data warehouse 40 times bigger than the biggest encyclopaedia of the world that includes millions of items of information. This means a huge 1000-volume encyclopaedia which is unique and has no equal in the world. Were one piece of information present in human genes to be read every second, non-stop, around the clock, it would take 100 years to complete the process. If we imagine that the information in DNA were put into book form, the volumes placed on top of each other would reach 70 metres high. The latest calculations have revealed that this huge encyclopaedia contains some 3 billion different "subjects." If the information in DNA were to be written down on paper, that paper would stretch from the North Pole to Ecuador.</text:span></text:p>
      <text:p text:style-name="P3"><text:span text:style-name="T22">These examples are an indication of the imposing amount of information contained in DNA. Yet how can we talk of a molecule containing information? This is because what we talk about here is not a computer or a library, but just a piece of flesh that is a hundred thousand times smaller than a millimetre, simply made up of protein, fat and water molecules. It is a miracle of astounding proportions that this infinitesimal piece of flesh should contain and store even a single bit of information-let alone millions of bits. </text:span></text:p>
      <text:p text:style-name="P53"><text:span text:style-name="T22">Computers are currently the most advanced form of technology for storing information. A body of information, which, 30 years ago, was routinely stored in a computer the size of a room, can today be stored in small "discs," yet even the latest technology invented by human intelligence, after centuries of accumulated knowledge and years of hard work, is far from reaching the information storage capacity of a single cell nucleus. The following comparison made by the well-known professor of microbiology Michael Denton, will probably suffice to highlight the contrast between the tiny size of DNA and the great amount of information it contains:</text:span></text:p>
      <text:p text:style-name="P1"><text:span text:style-name="T22">The information necessary to specify the design of all the species of organisms which have ever existed on the planet, a number according to G.G. Simpson of approximately one thousand million, could be held in a teaspoon and there would still be room left for all the information in every book ever written.</text:span><text:span text:style-name="T15">1</text:span></text:p>
      <text:p text:style-name="P3"><text:span text:style-name="T22">How can a chain invisible to the eye, made up of atoms arranged sideways, with a diametre the size of a billionth of a millimetre, possess such information capacity and memory? And to this question also add the following: While each one of the 100 trillion cells in your body knows one million pages of information by heart, how many encyclopaedia pages can you, as an intelligent and conscious human being, memorize in your entire life? Even more important, the cell uses this information quite flawlessly, in an exceedingly planned and coordinated manner, in the appropriate places, and never </text:span><text:soft-page-break/><text:span text:style-name="T22">makes any errors. Even before a human being has come into existence, his cells have already begun the process of building him. </text:span></text:p>
      <text:p text:style-name="P5"/>
      <text:p text:style-name="P20"><text:span text:style-name="T19">Cells: Building Blocks of Humans</text:span></text:p>
      <text:p text:style-name="P3"><text:span text:style-name="T22">The fertilization of an egg by the sperm means the beginning of a new human life. Millions of sperm compete to fertilize the egg, although only one of them will manage to do so. Yet the race is not left to chance or coincidence, since every phase of it has been created by God with a fixed outcome. God reveals this truth in a holy verse:</text:span></text:p>
      <text:p text:style-name="P17"/>
      <text:p text:style-name="P16"><text:span text:style-name="T22">We created you, so why do you not confirm the truth? Have you thought about the sperm that you ejaculate? Is it you who create it or are We the Creator? </text:span><text:span text:style-name="T26">(Qur'an, 56:57-59)</text:span></text:p>
      <text:p text:style-name="P6"/>
      <text:p text:style-name="P3"><text:span text:style-name="T22">When the father's sperm cell fertilizes the mother's egg cell, the parents' genes come together to determine all the physical characteristics of the baby that will eventually be born. Each of the thousands of different genes has a particular function. It is the genes that determine hair and eye colour, facial shape, and countless details in the skeleton, internal organs, brain, nerves and muscles. </text:span></text:p>
      <text:p text:style-name="P3"><text:span text:style-name="T22">When the sperm unites with the egg, a cell forms-the basis of a new human being-and along with that cell, the first copy of the DNA molecule also forms, which will carry that person's genetic code inside each cell all through his life.</text:span></text:p>
      <text:p text:style-name="P3"><text:span text:style-name="T22">In order for that first cell, the fertilized egg, to turn into a human being, it needs to multiply, and in the knowledge of that, it begins to divide, with a remarkable consciousness. That consciousness reveals itself in the next phase. As the cells divide, they begin to grow different and go to those parts of the body where they are needed. Instead of a mass of flesh composed of exactly the same cells, some of them turn into eye cells and go where they are needed, others form heart cells and go to the chest, and still others become skin cells and cover the whole body. All the cells multiply as much as is needed for the particular tissue they will construct, and start joining together to give the tissues the structure they need, thus beginning to create different organs.</text:span></text:p>
      <text:p text:style-name="P3"><text:span text:style-name="T22">The coordination of this differentiation and structuring is made possible by the DNA molecule. We must not lose sight of the fact that DNA is neither a biochemist working in laboratories full of the very latest equipment, nor a super-computer able to perform trillions of calculations a second. DNA is a molecule made up of atoms such as carbon, phosphorous, nitrogen, hydrogen and oxygen.</text:span></text:p>
      <text:p text:style-name="P3"><text:span text:style-name="T22">Let us now consider the following facts: The trillions of cells in the human body multiply by dividing. Yet different genes in different cells are activated at different times, and that allows cells to differentiate. To put it another way, every cell that divides and multiplies after the first cell contains a complete set of genetic information. In other words, every single cell possesses the ability to produce heart muscle, skin, red blood </text:span><text:soft-page-break/><text:span text:style-name="T22">cells or any other tissue in the body. Even though each cell contains a complete genetic description of the whole body, only some genes are active at different times in different organs. For instance, every cell contains the codes for the development and functioning of the kidneys, yet only the relevant genes are active in that organ, at certain times in the development phase. Similarly, certain enzymes, glucose-6-phospate for instance, are found mainly in the liver. Although all the cells of all other organs also possess the description of this protein, they never produce it. Eye cells never do; for example, they just make what is necessary for the eye: nerve cells will carry messages to and from the brain and the organs, liver cells will purify toxins, and fat cells store food for times when food is hard to find. None of them ever commit the error of producing stomach enzymes. So who carries out this flawless division of labor? Who orders the cells to specialise in different areas after they have divided and multiplied? Moreover, how do all the cells come by the consciousness to obey, and whom do they listen to while working with such flawless discipline and organization? It is quite clear that none of these are coincidental systems, formed as the result of yet other coincidences. </text:span></text:p>
      <text:p text:style-name="P3"><text:span text:style-name="T22">This flawlessness does not end with the fact that cells appear in the right place and at the right time, and bring the right genes into play. Cells also have to be present at the appropriate stage of life, and in the right quantities. Our "upkeep" genes work the whole time in almost all our cells. Other genes only function in some cells at a critical period in life, working for just a few hours before going into dormant mode. For instance, milk production is accelerated by genes during breastfeeding. Existing information is activated at the right time, in the right amount, at the right place. Evolutionists' use of "coincidence" to explain this conscious, planned, determined, calculated and intelligent direction and use of the billions of pieces of information concealed in DNA is really no explanation at all. No system in the world, not even the simplest, can come about by coincidence, so it is utterly illogical to see the extraordinarily planned and organised events that go on at the level of microscopic space as coincidences. In fact, evolutionists admit that they are far from offering an explanation for this differentiation and division of labour in cells. The evolutionist microbiologist Professor Ali Demirsoy makes this confession:</text:span></text:p>
      <text:p text:style-name="P1"><text:span text:style-name="T22">In essence, no satisfactory explanation for the development of groups of cells with very different structures and functions has yet been provided.</text:span><text:span text:style-name="T15">2</text:span><text:span text:style-name="T22"> </text:span></text:p>
      <text:p text:style-name="P53"><text:span text:style-name="T22">All these extraordinary events can clearly not be accounted for in terms of coincidences or being the work of the cells themselves. So, who directs these developments that occur in the cell, creates them for a particular purpose, and possesses the intelligence and power to introduce billions of pieces of information into a tiny space invisible to the naked eye?</text:span></text:p>
      <text:p text:style-name="P6"/>
      <text:p text:style-name="P20"><text:span text:style-name="T19">The Wisdom in the Cell</text:span></text:p>
      <text:p text:style-name="P3"><text:soft-page-break/><text:span text:style-name="T22">In this case, you must admit that any cell in your stomach or ear is much more learned than you, and since it makes use of this information in the most correct and perfect way, it is much wiser than you.</text:span></text:p>
      <text:p text:style-name="P3"><text:span text:style-name="T22">But what is the source of this wisdom? How is it that every single one of the 100 trillion cells in the human body possesses such unbelievable intelligence, information and ability? These are, after all, piles of atoms, and they are unconscious. Take the atoms of all the elements, combine them in different forms and numbers, obtain different molecules, still you can never obtain wisdom. Whether these molecules are big or small, simple or complex does not matter. You can never obtain a mind that will consciously organise any process and accomplish it.</text:span></text:p>
      <text:p text:style-name="P3"><text:span text:style-name="T22">Then how can it be that DNA, which is composed of the arrangement of a certain number of unwise and unconscious atoms in certain sequences, and enzymes, working in a harmonious way, is able to organise countless complicated and diverse operations in the cell in a perfect and complete manner? The answer to this is very simple; wisdom is not in these molecules or in the cell that contains them, but in the self who has brought these molecules into being, programming them to function as they do. Shortly put, wisdom is present not in the work done, but in the creator of that work. </text:span></text:p>
      <text:p text:style-name="P3"><text:span text:style-name="T22">Even the most developed computer is the product of a wisdom and intellect that have written and installed the programs to operate it, and then used it. Likewise, the cell, DNA and the RNAs in it, and the human being made up of these cells are nothing but the works of the One who created them as well as what they do. No matter how perfect, complete and striking the work is, the wisdom always lies with the owner of the work. </text:span></text:p>
      <text:p text:style-name="P3"><text:span text:style-name="T22">If you saw one meaningful sentence in your notebook on the table, you would be curious to know who wrote it. You would never think that the notebook and the pen or the ink came together with the effect of the wind and wrote this sentence. In DNA, we are talking about billions of pieces of information each of which is crucial for a human being. </text:span></text:p>
      <text:p text:style-name="P3"><text:span text:style-name="T22">So, why don't we ask the same question about the cell? If the information in the notebook or the computer was written by someone, then who "wrote" DNA, which has a far superior and more advanced technology, is designed in the most perfect manner, created, and placed in the tiny cell, which, by itself, is another miracle? Besides, to date it has not lost any of the properties which it has had for thousands of years. What can be more important for you than to question by whom and why these cells, that function non-stop so that you may read these lines, see, breathe, think, in brief, exist and continue to exist, have been brought into being?</text:span></text:p>
      <text:p text:style-name="P3"><text:span text:style-name="T22">Is not the answer to this question that which, in life, you must wonder about most? One sees great design, planning and order, from the sun in the sky to the DNA in one's body. To think that any of these things could be the work of chance is an unacceptable claim, one that is impossible to take seriously.</text:span></text:p>
      <text:p text:style-name="P5"/>
      <text:p text:style-name="P20"><text:soft-page-break/><text:span text:style-name="T19">No Design Can Happen by Chance</text:span></text:p>
      <text:p text:style-name="P3"><text:span text:style-name="T22">You must have seen the name of a building spelt out in flowers on the ground in front of it. Looking down at them or from far away, you can immediately make out the name of the building or company concerned. That is a sign that the flowers are not there by chance, that they have been set out by gardeners and landscape designers. You may not see the gardeners actually doing it, but you can see that it has happened from the name the flowers spell out.</text:span></text:p>
      <text:p text:style-name="P3"><text:span text:style-name="T22">Alternatively, let us imagine that you leave the tiles scattered about at random on the table after a game of Scrabble. When you return, you see that the tiles now spell out the words: "I have won," and you immediately realize that someone has arranged them in a meaningful sequence. You would never imagine that they had come together by chance and formed those words, in just the same way that you would never imagine the name the flowers spelt out had appeared by chance. In short, if there is a design directed to a particular end somewhere, then you know that there must definitely be a designer behind it. You may not have seen the designer, yet you can be certain of his existence and intention from his work or the traces he leaves behind him.</text:span></text:p>
      <text:p text:style-name="P3"><text:span text:style-name="T22">The main idea we would like to convey with these examples is this: If there is even the slightest sign of something planned somewhere, there certainly lie the traces of a possessor of wisdom. For example, if you roll white stones down a mountain trillions of times, you will never see that they come to spell out the name of a building. If there is a word or a sentence somewhere, everyone will agree that that word or sentence must have been written by someone. Words without writers, or designs without designers are quite impossible. </text:span></text:p>
      <text:p text:style-name="P3"><text:span text:style-name="T22">The human body, on the other hand, possesses a structure trillions of times more complex than the name of a building or the words "I have won," and it is again totally impossible to imagine that this complexity could have come about of its own accord, or by chance. Moreover, the trillions of DNA that billions of living things have possessed for millions of years have been used in the most intelligent manner, written in the most perfect manner with no flaws, and placed in a tiny area invisible to the naked eye. That being the case, there is a Creator who planned and designed the cell and the DNA inside it so perfectly. Claiming the opposite means to go beyond the bounds of reason and attack the very foundations of truth, reason and logic.</text:span></text:p>
      <text:p text:style-name="P53"><text:span text:style-name="T22">Nevertheless, many people, who would readily say that it is impossible for letters to arrange themselves to form even three little words, can listen without objection to the deceit that it was all as a result of "coincidences" that billions of atoms came together one by one in a planned sequence and formed a molecule such as DNA, which performs such a super-complex task. This is just like a hypnotized person's submitting to the hypnotist and accepting by suggestion that he is a door, a tree or a lizard…</text:span></text:p>
      <text:p text:style-name="P3"><text:soft-page-break/><text:span text:style-name="T22">Flawless design samples in DNA are not limited to the above-mentioned examples. The coding of the data in DNA has been designed in a much more fascinating and amazing way.</text:span></text:p>
      <text:p text:style-name="P5"/>
      <text:p text:style-name="P20"/>
      <text:p text:style-name="P26"><text:span text:style-name="T19">The DNA Alphabet</text:span></text:p>
      <text:p text:style-name="P3"><text:span text:style-name="T22">The DNA in the cell nucleus has a spiral structure. When this is opened out, DNA turns into a long, thin string a metre or so in length. The way that a metre or so of DNA is squeezed into a minute cell nucleus is a subject requiring further consideration.</text:span></text:p>
      <text:p text:style-name="P3"><text:span text:style-name="T22">The atoms making up DNA have a superior design allowing the maximum amount of information to be carried in the smallest possible area. Three elements are found at every step of the two spiral ladders that twist around each other: sugar, phosphate and hydrogen-containing organic bases that make up the DNA codes. Although the tools and functions are the same in every human being, the particular codes that allow people to be different from one another are made up of these hydrogen bases. The differences in the way these four different bases are set out are the reason for all the differences between people. These bases are called Adenine, Guanine, Cytosine, and Thymine. They are linked to each other according to specific rules. Like a foreign language that scientists are just beginning to learn to read, these four types of hydrogen-based organic bases conceal the entire code of our biological existence.</text:span></text:p>
      <text:p text:style-name="P3"><text:span text:style-name="T22">These bases that make up the DNA molecule are known by their initial letters, A, T, G and C. The information in the data bank in the cell nucleus is stored in this way in an alphabet consisting of these four letters.</text:span></text:p>
      <text:p text:style-name="P3"><text:span text:style-name="T22">Each gene, which comprises one portion of the DNA molecule, determines a particular feature of the human body. Countless properties like height, eye colour, the material and the shape of the nose, ear, and skull are formed by the command of the related genes. We can compare every one of these genes to the pages of a book. On the pages there are scripts made up of the letters A – T – G – C.</text:span></text:p>
      <text:p text:style-name="P3"><text:span text:style-name="T22">There are approximately 200,000 genes in the DNA of a human cell. Every gene is composed of a special sequence of nucleotides, the number of which ranges between 1000 and 186,000 according to the type of the protein it correlates. These genes hold the codes of nearly 200,000 proteins that function in the human body and control the production of these proteins.</text:span></text:p>
      <text:p text:style-name="P5"/>
      <text:p text:style-name="P20"><text:span text:style-name="T19">The Ordering of Genes</text:span></text:p>
      <text:p text:style-name="P3"><text:span text:style-name="T22">One of the most important discoveries of molecular biology was that some genes are more influential than others. The reason for this is that genes are set out in a very complicated order. In the fundamental genetic hierarchy there are genes charged with carrying out functions that are repeated: making haemoglobin, hair growth, or the production of digestive enzymes for instance. There are "ordering" genes placed over these worker molecules. These make the worker molecules work, and also stop them from doing so. For example, they stop the haemoglobin gene from functioning during childhood. There is a series of "main controls" over both the workers and "middle management." Their decisions affect dozens, even hundreds of sub-units. These genes are so vital that it can be fatal if they are damaged during the embryo stage.</text:span></text:p>
      <text:p text:style-name="P3"><text:soft-page-break/><text:span text:style-name="T22">That is a fact that requires careful consideration. Genes are molecules made up of atoms. So, how did these molecules set up such an ordered organization amongst themselves? How is it that a molecule can take the decision to halt someone's growth and relay that decision to other genes, so that they may receive, obey and implement it? Who set up that discipline? Furthermore, trillions of genes have been flawlessly carrying out the same functions for millions of years, with the same discipline, obedience, intelligence and consciousness.</text:span></text:p>
      <text:p text:style-name="P3"><text:span text:style-name="T22">To claim that such a system emerged by coincidence is utterly specious. There is no doubt that it is God, the Lord, who programs the genes so cleverly and perfectly.</text:span></text:p>
      <text:p text:style-name="P20"><text:span text:style-name="T19">DNA Challenges Coincidence</text:span></text:p>
      <text:p text:style-name="P3"><text:span text:style-name="T22">Today mathematics has proved that coincidence does not play a role in the formation of the coded information within DNA. Let alone the DNA molecule made up of millions of base pairs, the probability of the coincidental formation of even a single gene out of the 200,000 genes making up DNA is so low that even the word "impossible" hardly expresses it. Frank Salisbury, an evolutionist biologist, makes the following statement about this "impossibility:" </text:span></text:p>
      <text:p text:style-name="P1"><text:span text:style-name="T22">A medium protein might include about 300 amino acids. The DNA gene controlling this would have about 1,000 nucleotides in its chain. Since there are four kinds of nucleotides in a DNA chain, one consisting of 1,000 links could exist in 4</text:span><text:span text:style-name="T15">1000</text:span><text:span text:style-name="T22"> forms. Using a little algebra (logarithms) we can see that 4</text:span><text:span text:style-name="T15">1000</text:span><text:span text:style-name="T22">=10</text:span><text:span text:style-name="T15">600</text:span><text:span text:style-name="T22">. Ten multiplied by itself 600 times gives the figure 1 followed by 600 zeros! This number is completely beyond our comprehension.</text:span><text:span text:style-name="T15">3</text:span></text:p>
      <text:p text:style-name="P3"><text:span text:style-name="T22">That is to say that even if we assume that all the necessary nucleotides are present in a medium, and that all the complex molecules and enzymes to combine them were available, the possibility of these nucleotides being arranged in the desired sequence is 1 in 4</text:span><text:span text:style-name="T15">1000</text:span><text:span text:style-name="T22">, in other words, 1 in 10</text:span><text:span text:style-name="T15">600</text:span><text:span text:style-name="T22">. Briefly, the probability of the coincidental formation of the code of an average protein in the human body in DNA by itself is 1 over 1 followed by 600 zeros. This number, which is beyond even being astronomical, means in practice "zero" probability. This means that such a sequence has to be effected under the control and with the knowledge of a wise and conscious power. There is zero probability of it happening by "accident," "chance," or "coincidence."</text:span></text:p>
      <text:p text:style-name="P3"><text:span text:style-name="T22">Think of the book you are reading right now. How would you regard someone who claimed that letters have come together by chance on their own to form this writing? It is evident that it was written by an intelligent and conscious person. This is no different from the status of DNA. </text:span></text:p>
      <text:p text:style-name="P3"><text:span text:style-name="T22">Francis Crick, the biochemist who discovered the structure of DNA, won a Nobel prize for the research he had carried out on the subject. Crick, who was an ardent evolutionist, stated the following scientific opinion in a book he wrote after testifying to the miraculous structure of DNA: "An honest man, armed with all the knowledge available to us now, could only state that, in some sense, the origin of life appears at the </text:span><text:soft-page-break/><text:span text:style-name="T22">moment to be almost a miracle."</text:span><text:span text:style-name="T15">4</text:span><text:span text:style-name="T22"> Even in Crick's view, who was one of the biggest experts on DNA, life could never originate on earth spontaneously.</text:span></text:p>
      <text:p text:style-name="P3"><text:span text:style-name="T22">When we consider the sensitive order and balances in the data inside DNA, it becomes even clearer how it is impossible for them to have come about by chance. The data in DNA, which is made up of 3 billion letters, is composed of a special and meaningful sequence of the letters A-T-G-C. However, not even a single letter should be misplaced in this sequence. A misspelled word or a single letter error in an encyclopaedia may be overlooked and ignored. It would not even be noticed. However, even a single mistake in any base pair of DNA, such as a miscoded letter in the 1 billion 719 million 348 thousand 632nd base pair, would cause terrible results for the cell, and therefore for the person himself. For instance, haemophilia (leukaemia) is the outcome of such an erroneous coding. There are several hereditary diseases that are caused by various disorders in genetic make-up. The only reason for these potentially very threatening diseases is that one or a few of the millions of letters in the genetic code are in the wrong place. Mongolism, or Down's Syndrome, is quite widespread. It is caused by the presence of an extra chromosome in the 21st chromosome pair in every cell. Another example is Huntington's Disease. The sufferer is quite healthy up to 35, but then uncontrollable muscular spasms appear in the arms, legs and face. Since this fatal and incurable disease also affects the brain, the sufferer's memory and powers of thought grow progressively weaker. </text:span></text:p>
      <text:p text:style-name="P3"><text:span text:style-name="T22">All these genetic diseases reveal one important fact: the genetic code is so sensitive and balanced, and so minutely calculated, that the smallest change can lead to very serious consequences. One letter too many or too few can lead to fatal sicknesses, or lifelong crippling effects. For this reason, it is definitely impossible to think that such a sensitive equilibrium came about by chance and developed by means of mutations, as the theory of evolution would have us believe. That being the case, how did the enormous information within DNA come about and how was it encoded? Evolutionists, who base the roots of life on coincidences, have actually no comment to make on the subject of the roots of life. When you ask them about the roots of DNA, in other words the genetic code, you get the same reply from all of them. Leslie E. Orgel for instance, one of the foremost evolutionist biochemists of our time, offers the following reply: </text:span></text:p>
      <text:p text:style-name="P1"><text:span text:style-name="T22">We do not understand even the general features of the origin of the genetic code . . . [It] is the most baffling aspect of the problem of the origins of life and a major conceptual or experimental breakthrough may be needed before we can make any substantial progress.</text:span><text:span text:style-name="T15">5 </text:span></text:p>
      <text:p text:style-name="P3"><text:span text:style-name="T22">Those who claim that millions of pages, billions of pieces of information were written by chance are of course left quite speechless in this way. In the same way that every book or piece of information has a writer or owner, so does the information in DNA: and that Creator is our Lord God, the possessor of superior and infinite knowledge and reason.</text:span></text:p>
      <text:p text:style-name="P5"><text:soft-page-break/></text:p>
      <text:p text:style-name="P20"><text:span text:style-name="T19">A Unique Creation: Self-Replication of DNA</text:span></text:p>
      <text:p text:style-name="P3"><text:span text:style-name="T22">As we know, cells multiply by dividing. While the human body is initially composed of a single cell, this cell divides and reproduces itself many times over in a ratio of 2-4-8-16-32...</text:span></text:p>
      <text:p text:style-name="P3"><text:span text:style-name="T22">What happens to DNA at the end of this dividing process? There is only one DNA chain in the cell. However, it is evident that the newly formed cell will also require a DNA. In order to fill this gap, DNA completes an interesting series of operations, every phase of which is a different miracle. Finally, soon before the cell divides, it makes a copy of itself and transfers this to the new cell. </text:span></text:p>
      <text:p text:style-name="P3"><text:span text:style-name="T22">Observations of cell division show that the cell has to reach a specific size before dividing. The moment it exceeds this particular size, the division process automatically starts. While the shape of the cell begins to get smoother so as to accommodate the division process, DNA starts to replicate itself as mentioned earlier.</text:span></text:p>
      <text:p text:style-name="P3"><text:span text:style-name="T22">This means that the cell "decides" to divide as a whole and the different parts of the cell start to act in accordance with this decision. It is evident that the cell is devoid of the consciousness to accomplish such a collective action. The division process starts with a secret order and the entire cell, including DNA, acts on this order. </text:span></text:p>
      <text:p text:style-name="P3"><text:span text:style-name="T22">First, DNA divides into two to replicate itself. This event takes place in a very interesting manner. The DNA molecule which resembles a spiral ladder divides into two like a zip from the middle of the rungs of the ladder. From now on, DNA divides into two portions. The missing halves (replicates) of both of the two portions are completed with the materials present in the milieu. In this way, two new DNA molecules are produced. In every phase of the operation, expert proteins called "enzymes" that function like advanced robots take part. Though it seems simple at first sight, the intermediary processes taking place throughout this operation are so many and so complicated that to describe the whole event in detail would take pages.</text:span></text:p>
      <text:p text:style-name="P3"><text:span text:style-name="T22">One thing must not be forgotten here. The enzymes that form as a result of atoms coming together examine one half of the DNA spiral, identify those parts that are missing, take the missing parts from the appropriate places and add them where needed. In this way, the copying of DNA comes about. The way that tiny unconscious, unreasoning structures can flawlessly carry out such complex processes, that require consciousness, knowledge and reason is not to be glossed over by just reading about them. There are important truths revealed here that need to be considered.</text:span></text:p>
      <text:p text:style-name="P3"><text:span text:style-name="T22">The new DNA molecules that emerge during replication are checked repeatedly by inspector enzymes. If any mistake is made-which can be quite vital, it is immediately identified and corrected. The erroneous code is removed and replaced by the correct one. Although all these processes take place at such a dazzling speed-3,000 base pairs are produced in a minute,-all these pairs are checked repeatedly by the enzymes in charge and the necessary amendments are made.</text:span></text:p>
      <text:p text:style-name="P3"><text:soft-page-break/><text:span text:style-name="T22">The following facts, which are particularly revealing will give a better understanding of the great speed at which DNA multiplies. The division of one cell lasts between 20 and 80 minutes, and the information on DNA needs to be copied and multiplied within that time scale. In other words, the 3 billion pieces of information in DNA can be copied in between 20 and 80 minutes with no faults or omissions. That is as miraculous as the perfect reproduction in such a short space of time as all the information in a library, or 1,000 books, or a million pages. And note carefully, it is not technological equipment or advanced photocopiers that do this, but enzymes formed by collections of atoms. </text:span></text:p>
      <text:p text:style-name="P3"><text:span text:style-name="T22">In the newly produced DNA molecule, more mistakes can be made than normal as a result of external factors. In this case, the ribosomes in the cell start to produce DNA repair enzymes as per the order given by DNA. Thus, as DNA protects itself, it also guarantees the preservation of the generation.</text:span></text:p>
      <text:p text:style-name="P3"><text:span text:style-name="T22">The cells are born, they reproduce and die just like human beings. Yet the life spans of cells are much shorter than the life of the human they constitute. For instance, the majority of the cells that used to make up your body six months ago do not exist today. However, you are now able to survive because they have divided on time to leave their places to the new ones. For this reason, highly complex operations like multiplication of the cells and replication of DNA are vital processes which cannot tolerate even a minor mistake when it comes to man's survival. However, the multiplication process runs so smoothly that the rate of error is only one in 3 billion base pairs. And this one error is eliminated by the higher control mechanisms in the body without causing any problems.</text:span></text:p>
      <text:p text:style-name="P3"><text:span text:style-name="T22">The most interesting point is that these enzymes which help in the production of DNA and control its composition are actually proteins produced according to the information coded in DNA and under the command and control of DNA. There is such an intertwined, perfect system at work that it is by no means possible for such a system to have attained this state by gradual coincidences. Just as DNA has to exist for the enzyme to exist, so the enzyme has to exist for DNA to exist, and for both to exist, on the other hand, the cell has to exist completely, down to its membrane and all the other complex organelles it contains.</text:span></text:p>
      <text:p text:style-name="P3"><text:span text:style-name="T22">The theory of evolution asserting that living beings evolved "step by step" as a result of "beneficial coincidences" is explicitly refuted by the above mentioned DNA-enzyme paradox. This is because both DNA and the enzyme have to exist at the same time. And this shows the existence of a conscious creation.</text:span></text:p>
      <text:p text:style-name="P3"><text:span text:style-name="T22">All through the day, quite without your being aware of it, numerous operations and controls are carried out, and many measures are taken in your body in an incredibly fastidious and responsible manner so that you may lead your life without any problems. Every single thing carries out its duty successfully and completely. God has placed at your service countless atoms and molecules, from the biggest to the smallest, from the simplest to the most complex, so that you may live a good and healthy life. Such favour and blessing alone are enough to deserve our constant thanks.</text:span></text:p>
      <text:p text:style-name="P17"><text:soft-page-break/></text:p>
      <text:p text:style-name="P16"><text:span text:style-name="T22">It was God who made the night for you to rest in, and the day to give you light. God pours out His favour on mankind, yet most people do not give thanks. </text:span><text:span text:style-name="T26">(Qur'an, 40:61)</text:span></text:p>
      <text:p text:style-name="P48"/>
      <text:p text:style-name="P50"><text:span text:style-name="T19">Darwinism Cannot Explain How the Information </text:span></text:p>
      <text:p text:style-name="P50"><text:span text:style-name="T19">in DNA Originated and How It Differs in Every Species</text:span></text:p>
      <text:p text:style-name="P48"/>
      <text:p text:style-name="P50"><text:span text:style-name="T22">Evolutionists can in no way offer any explanation on the subject of how DNA originated, and there is yet another point where they reach an impasse. How is it that fish, reptiles, insects, birds or human beings came to have different DNA, different genetic information?</text:span></text:p>
      <text:p text:style-name="P50"><text:span text:style-name="T22">Evolutionists answer that question by saying that the body of information in DNA developed and diversified over time by means of coincidences. The coincidences they refer to are "mutations." Mutations are changes which take place in DNA as a result of radiation or chemical action. Sometimes radioactive radiation happens to fall on a DNA chain and destroys or displaces several base pairs therein. According to evolutionists, living things have reached their present perfect state as a result of the diversification of a single DNA due to these mutations (i.e., accidents). </text:span></text:p>
      <text:p text:style-name="P50"><text:span text:style-name="T22">To show that this claim is unreasonable, let us again compare DNA to a book. We have already mentioned that DNA is made up of letters lined up sideways just as in a book. Mutations are like the letter errors that occur during the type-setting of this book. If you like, we can do an experiment on this subject. Let us ask for a thick book about the history of the world to be type-set. During the type-setting, let us intervene several times and tell the type-setter to press one of the keys blindfolded and at random. Then let us give this text containing letter errors to someone else and have him do the same thing over again. Using this method, let us have the book type-set from the beginning to the end several times, thus having a few more letter errors added to it at random each time...</text:span></text:p>
      <text:p text:style-name="P50"><text:span text:style-name="T22">Could this history book ever develop by this method? For instance, would an additional chapter emerge, named, "The History of Ancient China," when it had previously not been present?</text:span></text:p>
      <text:p text:style-name="P50"><text:span text:style-name="T22">To be sure, the letter errors we have added to the book would not develop it, but rather ruin it and distort its meaning. The more we increase the number of faulty copying processes, the more spoiled our book will be. </text:span></text:p>
      <text:p text:style-name="P50"><text:span text:style-name="T22">Yet the claim of the theory of evolution is that "letter errors help develop a book." According to evolution, mutations (errors) occurring in DNA have led to beneficial results by accumulating and thus furnishing living beings with perfect organs such as eyes, ears, wings, hands and consciousness-related qualities such as thinking, learning, and reasoning.</text:span></text:p>
      <text:p text:style-name="P50"><text:soft-page-break/><text:span text:style-name="T22">Unquestionably, this claim is even more unreasonable than the above example of the addition of the chapter called "The History of Ancient China" to a book on world history as a result of the accumulation of letter errors. (Moreover there is no mechanism in nature that causes regular mutations as in the example of the type-setter making regular mistakes. The mutations in nature take place much more rarely than the letter errors that would occur during the type-setting of a book.)</text:span></text:p>
      <text:p text:style-name="P50"><text:span text:style-name="T22">Every "explanation" put forward by the theory of evolution on the origin of life is unreasonable and unscientific. One outspoken authority on this issue is the famous French zoologist Pierre Grassé, the former president of the French Academy of Sciences. Grassé is also an evolutionist, but he states clearly that Darwinist theory is unable to explain life and makes his point about the logic of "coincidence," which is the backbone of Darwinism:</text:span></text:p>
      <text:p text:style-name="P50"><text:span text:style-name="T22">The opportune appearance of mutations permitting animals and plants to meet their needs seems hard to believe. Yet the Darwinian theory is even more demanding: A single plant, a single animal would require thousands and thousands of lucky, appropriate events. Thus, miracles would become the rule: events with an infinitesimal probability could not fail to occur… There is no law against day-dreaming, but science must not indulge in it.6 </text:span></text:p>
      <text:p text:style-name="P50"><text:span text:style-name="T22">Indeed, the theory of evolution, which claims that lifeless matter came together by itself and formed living beings with such glorious systems as DNA, is a scenario totally contrary to science and reason. All this leads us to an evident conclusion. Since life has a plan (DNA) and all living beings are fashioned according to this plan, it is evident that there is a superior Creator who devised this plan. This simply means that all living beings are created by God, the All-Powerful, All-Wise. God states this fact in the Qur'an in this way: </text:span></text:p>
      <text:p text:style-name="P50"><text:span text:style-name="T22">He is God – the Creator, the Maker, the Giver of Form. To Him belong the Most Beautiful Names. Everything in the heavens and earth glorifies Him. He is the Almighty, the All-Wise. (Qur'an, 59:24)</text:span></text:p>
      <text:p text:style-name="P50"><text:span text:style-name="T22">Today, what people have achieved by means of technology can at best be described as "an approach to the understanding of a tiny fragment of God's knowledge, as manifested in human DNA."</text:span></text:p>
      <text:p text:style-name="P49"/>
      <text:p text:style-name="P49"/>
      <text:p text:style-name="P51"/>
      <text:p text:style-name="P52"><text:span text:style-name="T30">DNA CONFESSIONS</text:span></text:p>
      <text:p text:style-name="P51"><text:span text:style-name="T30">FROM EVOLUTIONISTS</text:span></text:p>
      <text:p text:style-name="P48"/>
      <text:p text:style-name="P48"/>
      <text:p text:style-name="P50"><text:span text:style-name="T22">The question of how such an extraordinarily designed molecule as DNA originated is one of the thousands of impasses evolutionists reach. Seeking to explain life by means of "coincidence," the theory of evolution can never explain the source of the extraordinary information so perfectly and meticulously encoded in DNA. </text:span></text:p>
      <text:p text:style-name="P50"><text:span text:style-name="T22">Moreover, the question is not only that of how the DNA chain originated. That is because, as we have already seen, although the DNA chain exists with its extraordinary information capacity, it serves no purpose on its own. In order to refer to life, it is essential that the enzymes that read this DNA chain, copy them and produce proteins, should also exist.</text:span></text:p>
      <text:p text:style-name="P50"><text:span text:style-name="T22">Simply put, in order to talk of life, both the data bank we call DNA, and the machines to carry out production by reading the data in the bank have to co-exist. </text:span></text:p>
      <text:p text:style-name="P50"><text:span text:style-name="T22">To our surprise, enzymes, which read DNA and carry out production accordingly, are themselves produced according to the codes in DNA. This means that there is a factory in the cell that both makes many different types of products, and also manufactures the robots and machines that carry out this production. The question of how this system, which would be of no use with a minor defect in any of its mechanisms originated, is by itself enough to demolish the theory of evolution. </text:span></text:p>
      <text:p text:style-name="P50"><text:span text:style-name="T22">Evolutionist Douglas R. Hofstadter of Indiana University, states his despair in the face of this question: </text:span></text:p>
      <text:p text:style-name="P50"><text:span text:style-name="T22">"How did the Genetic Code, along with the mechanisms for its translation (ribosomes and RNA molecules), originate?" For the moment, we will have to content ourselves with a sense of wonder and awe, rather than with an answer.7</text:span></text:p>
      <text:p text:style-name="P50"><text:span text:style-name="T22">Another evolutionist authority, world renowned molecular biologist Leslie Orgel, is more outspoken on the subject: </text:span></text:p>
      <text:p text:style-name="P50"><text:span text:style-name="T2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8</text:span></text:p>
      <text:p text:style-name="P50"><text:span text:style-name="T22">Saying "life could never have originated by chemical means" is the equivalent of saying that "life could never have originated by itself." Recognition of the truth of this statement results in the realization that life is created in a conscious way. For ideological reasons, evolutionists, however, do not accept this fact, clear evidence of which is before their eyes. To avoid accepting the existence of God, they believe in nonsensical scenarios, despite their evident impossibility.</text:span></text:p>
      <text:p text:style-name="P50"><text:soft-page-break/><text:span text:style-name="T22">Another evolutionist, Caryl P. Haskins, states how the DNA code could not have emerged by chance, and that this fact is strong evidence for creation: </text:span></text:p>
      <text:p text:style-name="P50"><text:span text:style-name="T22">But the most sweeping evolutionary questions at the level of biochemical genetics are still unanswered. How the genetic code first appeared and then evolved and, earlier even than that, how life itself originated on earth remain for the future to resolve.... Did the code and the means of translating it appear simultaneously in evolution? It seems almost incredible that any such coincidence could have occurred, given the extraordinary complexities of both sides and the requirement that they be coordinated accurately for survival. By a pre-Darwinian (or a skeptic of evolution after Darwin) this puzzle would surely have been interpreted as the most powerful sort of evidence for special creation.9 </text:span></text:p>
      <text:p text:style-name="P50"><text:span text:style-name="T22">In his book Evolution: A Theory in Crisis, writing of the invalidity of the theory of evolution, renowned molecular biologist Prof. Michael Denton explains the unreasonable conviction of Darwinists: </text:span></text:p>
      <text:p text:style-name="P50"><text:span text:style-name="T22">To the skeptic, the proposition that the genetic programmes of higher organisms, consisting of something close to a thousand million bits of information, equivalent to the sequence of letters in a small library of one thousand volumes, containing in encoded form countless thousands of intricate algorithms controlling, specifying, and ordering the growth and development of billions and billions of cells into the form of a complex organism, were composed by a purely random process is simply AN AFFRONT TO REASON. BUT TO THE DARWINIST, THE IDEA IS ACCEPTED WITHOUT A RIPPLE OF DOUBT - THE PARADIGM TAKES PRECEDENCE!10</text:span></text:p>
      <text:p text:style-name="P50"><text:span text:style-name="T22">Indeed, Darwinism is nothing but a totally unreasonable, superstitious belief. Anyone with any reason would see the evidence for that great fact by looking at DNA, or any other part of the universe. Human beings and all living things are created by God, the Almighty, who is the Lord of all the worlds.</text:span></text:p>
      <text:p text:style-name="P49"/>
      <text:p text:style-name="P20"><text:span text:style-name="T19">Another example of evolutionists' helplessness: </text:span></text:p>
      <text:p text:style-name="P20"><text:span text:style-name="T19">The "RNA World" Scenario</text:span></text:p>
      <text:p text:style-name="P3"><text:span text:style-name="T22">Ever since the start of the 20th century, evolutionists have developed various theories to explain how the first living cell emerged. The Russian biologist Alexander Oparin, who proposed the first evolutionary thesis on the subject, suggested that in the primitive world of hundreds of millions of years ago, a series of coincidental chemical reactions led to first of all proteins, and that cells were then born when these came together. Discoveries made in the 1970s showed that even the most fundamental assumptions of this claim, which Oparin made in the 1930s, were mistaken. Oparin's "primitive world atmosphere" scenario contained the gases methane and ammonia to allow the formation of organic molecules. However, it was realized that the hypothesis of an early methane-ammonia atmosphere is without solid foundation and indeed is contradicted, and that the early atmopherecontained a large amount of oxygen which destroys organic molecules as they form.</text:span></text:p>
      <text:p text:style-name="P3"><text:soft-page-break/><text:span text:style-name="T22">This was a big blow to the theory of molecular evolution. Evolutionists then had to face the fact that the "primitive atmosphere experiments" by Stanley Miller, Sidney Fox and Cyril Ponnamperuma and others were invalid. For this reason, in the 1980s evolutionists tried again. As a result, "RNA World" hypothesis was advanced. This scenario proposed that, not proteins, but rather the RNA molecules that contained the information for proteins were formed first. According to this scenario advanced by Harvard chemist Walter Gilbert in 1986, billions of years ago an RNA molecule capable of replicating itself, formed somehow by accident. Then this RNA molecule started to produce proteins, having been activated by external influences. Thereafter, it became necessary to store this information in a second molecule, and somehow the DNA molecule emerged to do that. </text:span></text:p>
      <text:p text:style-name="P3"><text:span text:style-name="T22">Made up of a chain of impossibilities in each and every stage, this scarcely credible scenario, far from providing any explanation of the origin of life, only magnified the problem and raised many unanswerable questions:</text:span></text:p>
      <text:p text:style-name="P3"><text:span text:style-name="T21">1.</text:span><text:span text:style-name="T22"> Since it is impossible to explain the coincidental formation of even one of the nucleotides making up RNA, how can it be possible for these imaginary nucleotides to form RNA by coming together in a particular sequence? Evolutionist John Horgan admits the impossibility of the chance formation of RNA:</text:span></text:p>
      <text:p text:style-name="P1"><text:span text:style-name="T21">As researchers continue to examine the RNA-world concept closely, more problems emerge</text:span><text:span text:style-name="T22">. How did RNA initially arise? RNA and its components are difficult to synthesize in a laboratory under the best of conditions, much less under really plausible ones.</text:span><text:span text:style-name="T15">11</text:span></text:p>
      <text:p text:style-name="P3"><text:span text:style-name="T21">2.</text:span><text:span text:style-name="T22"> Even if we suppose that it formed by chance, how could this RNA consisting of just a nucleotide chain have "decided" to self-replicate and with what kind of a mechanism could it have carried out this self-replicating process? Where did it find the nucleotides it used while self-replicating? Even evolutionist microbiologists Gerald Joyce and Leslie Orgel express the desperateness of the situation in their book titled </text:span><text:span text:style-name="T27">In the RNA World:</text:span></text:p>
      <text:p text:style-name="P1"><text:span text:style-name="T22">This discussion... has, in a sense, </text:span><text:span text:style-name="T21">focused on a straw man: the myth of a self-replicating RNA molecule </text:span><text:span text:style-name="T22">that arose de novo from a soup of random polynucleotides. Not only is such a notion unrealistic in light of our current understanding of prebiotic chemistry, but it would </text:span><text:span text:style-name="T21">strain the credulity of even an optimist's view of RNA's catalytic potential</text:span><text:span text:style-name="T22">.</text:span><text:span text:style-name="T15">12</text:span></text:p>
      <text:p text:style-name="P3"><text:span text:style-name="T21">3.</text:span><text:span text:style-name="T22"> Even if we suppose that there was self-replicating RNA in the primordial world, that numerous amino acids of every type ready to be used by RNA were available and that all of these impossibilities somehow took place, the situation still does not lead to the formation of even one single protein. For RNA only includes information concerning the structure of proteins. Amino acids, on the other hand, are raw materials. Nevertheless, there is no mechanism for the production of proteins. To consider the existence of RNA sufficient for protein production is as nonsensical as expecting a car to </text:span><text:soft-page-break/><text:span text:style-name="T22">assemble itself by simply throwing the blueprint onto a heap of parts piled on top of each other. A blueprint cannot produce a car all by itself without a factory and workers to assemble the parts according to the instructions contained in the blueprint;in the same way, the blueprint contained in RNAcannot produce proteins by itself without the cooperation of other cellular components which follow the instructions in the RNA. </text:span></text:p>
      <text:p text:style-name="P3"><text:span text:style-name="T22">Proteins are produced in the ribosome factory with the help of many enzymes, and as a result of extremely complex processes within the cell. The ribosome is a complex cell organelle made up of proteins. This leads, therefore, to another unreasonable supposition-that ribosomes, too, should have come into existence by chance at the same time. Even Nobel Prize winner Jacques Monod, who was one of the most fanatical defenders of evolution, explained that protein synthesis can by no means be considered to depend merely on the information in the nucleic acids:</text:span></text:p>
      <text:p text:style-name="P1"><text:span text:style-name="T22">The code is meaningless unless translated. The modern cell's translating machinery consists of at least 50 macromolecular components, which are themselves coded in DNA: </text:span><text:span text:style-name="T21">the code cannot be translated otherwise than by products of translation themselves</text:span><text:span text:style-name="T22">. It is the modern expression of </text:span><text:span text:style-name="T27">omne vivum ex ovo</text:span><text:span text:style-name="T22"> [all life from eggs, or idiomatically, what came first, the chicken or the egg?]. When and how did this circle become closed?</text:span><text:span text:style-name="T21"> It is exceedingly difficult to imagine</text:span><text:span text:style-name="T22">.</text:span><text:span text:style-name="T15">13</text:span></text:p>
      <text:p text:style-name="P3"><text:span text:style-name="T22">How could an RNA chain in the primordial world have taken such a decision, and what methods could it have employed to make protein production happen by doing the work of 50 macromolecular components on its own? Evolutionists have no answer to these questions. </text:span></text:p>
      <text:p text:style-name="P3"><text:span text:style-name="T22">Dr. Leslie Orgel, one of the associates of Stanley Miller and Francis Crick from the University of California at San Diego, uses the term "scenario" for the possibility of "the origination of life through the RNA world." Orgel described what kind of features this RNA would have had to have and how impossible these would have been in his article, "The Origin of Life," published in </text:span><text:span text:style-name="T27">American Scientist</text:span><text:span text:style-name="T22"> in October 1994:</text:span></text:p>
      <text:p text:style-name="P1"><text:span text:style-name="T22">This </text:span><text:span text:style-name="T21">scenario</text:span><text:span text:style-name="T22"> could have occurred, we noted, if prebiotic RNA had two properties </text:span><text:span text:style-name="T21">not evident today</text:span><text:span text:style-name="T22">: A capacity </text:span><text:span text:style-name="T21">to replicate without the help of proteins and an ability to catalyze every step of protein synthesis.</text:span><text:span text:style-name="T15">14</text:span></text:p>
      <text:p text:style-name="P3"><text:span text:style-name="T22">As should by now be clear, to expect these two complex and extremely essential processes from a molecule such as RNA is only possible from the evolutionist's viewpoint and with the help of his power of imagination. Concrete scientific facts, on the other hand, make it explicit that the "RNA World" hypothesis, which is a new model proposed for the chance formation of life, is an equally implausible fable.</text:span></text:p>
      <text:p text:style-name="P5"/>
      <text:p text:style-name="P20"><text:span text:style-name="T19">Life Cannot Be Explained by the <text:tab/><text:tab/><text:tab/></text:span></text:p>
      <text:p text:style-name="P20"><text:span text:style-name="T19">Coming Together of Lifeless Molecules</text:span></text:p>
      <text:p text:style-name="P3"><text:soft-page-break/><text:span text:style-name="T22">Let us forget all the impossibilities for a moment and suppose that a protein molecule was formed in the most inappropriate, most uncontrolled environment such as the primordial earth conditions. </text:span></text:p>
      <text:p text:style-name="P3"><text:span text:style-name="T22">The formation of only one protein would not be sufficient; this protein would have to wait patiently in this uncontrolled environment without sustaining any damage, until another molecule was formed beside it by chance under the same conditions. It would have to wait until millions of correct and essential proteins were formed side by side in the same setting all "by chance." Those that formed earlier had to be patient enough to wait, without being destroyed despite ultraviolet rays and harsh mechanical effects, for the others to be formed right next to them. Then these proteins in adequate number, which all originated at the very same spot, would have to come together by making meaningful combinations and form the organelles of the cell. No extraneous material, harmful molecule, or useless protein chain would have to interfere with them. Then, even if these organelles were to come together in an extremely harmonious and co-operative way with a plan and order, they should have to bring all the necessary enzymes close to themselves and become covered with a membrane, the inside of which would have to be filled with a special liquid to prepare the ideal environment for them. Now even if all these "highly unlikely" events actually occurred by chance, would this molecular heap come to life?</text:span></text:p>
      <text:p text:style-name="P3"><text:span text:style-name="T22">The answer is "No," because research has revealed that the </text:span><text:span text:style-name="T21">mere combination of all the materials essential for life is not enough for life to get started. </text:span><text:span text:style-name="T22">Even if all the essential proteins for life were collected and put in a test tube, these efforts would not result in producing a living cell. All the experiments conducted on this subject have proved to be unsuccessful. All observations and experiments indicate that life can originate only from life. The assertion that life evolved from non-living things, in other words, "abiogenesis," is a tale existing only in the dreams of the evolutionists and completely at variance with the results of every experiment and observation. </text:span></text:p>
      <text:p text:style-name="P3"><text:span text:style-name="T22">In this respect, the first life on earth must also have originated from other life. This is a reflection of God's epithet of "Hayy" (The Alive, The Ever-Living). Life can only start, continue, and end by His will. As for evolution, not only is it unable to explain how life began, it is also unable to explain how the materials essential for life have formed and come together. </text:span></text:p>
      <text:p text:style-name="P3"><text:span text:style-name="T22">Chandra Wickramasinghe of Cardiff University describes the reality he faced as a scientist who had been told throughout his life that life had emerged as a result of chance coincidences:</text:span></text:p>
      <text:p text:style-name="P1"><text:span text:style-name="T22">From my earliest training as a scientist, I was very strongly brainwashed to believe that science cannot be consistent with any kind of deliberate creation. That notion has had to be painfully shed. At the moment, I can't find any rational argument to knock down the view which argues for conversion to God. We used to have an open mind; now </text:span><text:soft-page-break/><text:span text:style-name="T21">we realize that the only logical answer to life is creation</text:span><text:span text:style-name="T22">-and not accidental random shuffling.</text:span><text:span text:style-name="T15">15</text:span></text:p>
      <text:p text:style-name="P3"><text:span text:style-name="T22">The second law of thermo- dynamics, which is accepted as one of the basic laws of physics, holds that under normal conditions all systems left on their own will tend to become disordered, dispersed, and corrupted in direct relation to the amount of time that passes. Everything, whether living or not, wears out, deteriorates, decays, disintegrates, and is destroyed. This is the absolute end that all beings will face one way or another, and according to the law, the process cannot be avoided. </text:span></text:p>
      <text:p text:style-name="P3"><text:span text:style-name="T22">This is something that all of us have observed. For example if you take a car to a desert and leave it there, you would hardly expect to find it in a better condition when you came back years later. On the contrary, you would see that its tyres had gone flat, its windows had been broken, its chassis had rusted, and its engine had stopped working. The same inevitable process holds true for living things.</text:span></text:p>
      <text:p text:style-name="P3"><text:span text:style-name="T22">The second law of thermodynamics is the means by which this natural process is defined, with physical equations and calculations. </text:span></text:p>
      <text:p text:style-name="P3"><text:span text:style-name="T22">This famous law of physics is also known as "the law of entropy." In physics, entropy is the measure of the disorder of a system. A system's entropy increases as it moves towards from an ordered, organised, and planned state towards a more disordered, dispersed, and unplanned one. The more disorder there is in a system, the higher its entropy is. The law of entropy holds that the entire universe is unavoidably proceeding towards a more disordered, unplanned, and disorganised state. </text:span></text:p>
      <text:p text:style-name="P3"><text:span text:style-name="T22">The truth of the second law of thermodynamics, or the entropy law, has been experimentally and theoretically established. All foremost scientists agree that the law of entropy will remain the principle paradigm for the foreseeable future. Albert Einstein, the greatest scientist of our age, described it as the "premier law of all science." Sir Arthur Eddington also referred to it as the "supreme metaphysical law of the entire universe."1</text:span></text:p>
      <text:p text:style-name="P3"><text:span text:style-name="T22">Evolutionary theory ignores this fundamental law of physics. The mechanism offered by evolution totally contradicts the second law. The theory of evolution says that disordered, dispersed, and lifeless atoms and molecules spontaneously came together over time, in a particular order, to form extremely complex molecules such as proteins, DNA, and RNA, whereupon millions of different living species with even more complex structures gradually emerged. According to the theory of evolution, this supposed process-which yields a more planned, more ordered, more complex and more organised structure at each stage-was formed all by itself under natural conditions. The law of entropy makes it clear that this so-called natural process utterly contradicts the laws of physics.</text:span></text:p>
      <text:p text:style-name="P3"><text:span text:style-name="T22">Evolutionist scientists are also aware of this fact. J.H. Rush states: </text:span></text:p>
      <text:p text:style-name="P3"><text:span text:style-name="T22">In the complex course of its evolution, life exhibits a remarkable contrast to the tendency expressed in the Second Law of Thermodynamics. Where the Second Law </text:span><text:soft-page-break/><text:span text:style-name="T22">expresses an irreversible progression toward increased entropy and disorder, life evolves continually higher levels of order.2</text:span></text:p>
      <text:p text:style-name="P3"><text:span text:style-name="T22">The evolutionist author Roger Lewin expresses the thermodynamic impasse of evolution in an article in Science: </text:span></text:p>
      <text:p text:style-name="P3"><text:span text:style-name="T22">One problem biologists have faced is the apparent contradiction by evolution of the second law of thermodynamics. Systems should decay through time, giving less, not more, order.3</text:span></text:p>
      <text:p text:style-name="P3"><text:span text:style-name="T22">Another defender of the theory of evolution, George Stravropoulos, states the thermodynamic impossibility of the spontaneous formation of life and the impossibility of explaining the existence of complex living mechanisms by natural laws in the well-known evolutionist journal American Scientist: </text:span></text:p>
      <text:p text:style-name="P3"><text:span text:style-name="T22">Yet, under ordinary conditions, no complex organic molecule can ever form spontaneously, but will rather disintegrate, in agreement with the second law. Indeed, the more complex it is, the more unstable it will be, and the more assured, sooner or later, its disintegration. Photosynthesis and all life processes, and even life itself, cannot yet be understood in terms of thermodynamics or any other exact science, despite the use of confused or deliberately confusing language.4</text:span></text:p>
      <text:p text:style-name="P3"><text:span text:style-name="T22">As we have seen, the second law of thermodynamics constitutes an insurmountable obstacle for the scenario of evolution, in terms of both science and logic. Unable to offer any scientific and consistent explanation to overcome this obstacle, evolutionists can only do so in their imagination. For instance, the well-known evolutionist Jeremy Rifkin notes his belief that evolution overwhelms this law of physics with a "magical power:"</text:span></text:p>
      <text:p text:style-name="P3"><text:span text:style-name="T22">The Entropy Law says that evolution dissipates the overall available energy for life on this planet. Our concept of evolution is the exact opposite. We believe that evolution somehow magically creates greater overall value and order on earth.5 </text:span></text:p>
      <text:p text:style-name="P3"><text:span text:style-name="T22">These words well indicate that evolution is a dogmatic belief rather than a scientific thesis.</text:span></text:p>
      <text:p text:style-name="P5"/>
      <text:p text:style-name="P3"><text:span text:style-name="T19">The Myth of the "Open System"</text:span></text:p>
      <text:p text:style-name="P3"><text:span text:style-name="T22">Confronted by all these truths, evolutionists have had to take refuge in a mangling of the second law of thermodynamics, saying that it holds true only for "closed systems," and that "open systems" are beyond the scope of this law.</text:span></text:p>
      <text:p text:style-name="P3"><text:span text:style-name="T22">An "open system" is a thermodynamic system in which energy and matter flow in and out. Evolutionists hold that the world is an open system: that it is constantly exposed to an energy flow from the sun, that the law of entropy does not apply to the world as a whole, and that ordered, complex living beings can be generated from disordered, simple, and inanimate structures. </text:span></text:p>
      <text:p text:style-name="P3"><text:span text:style-name="T22">However, there is an obvious distortion here. The fact that a system has an energy inflow is not enough to make that system ordered. Specific mechanisms are needed to make the energy functional. For instance, a car needs an engine, a transmission system, </text:span><text:soft-page-break/><text:span text:style-name="T22">and related control mechanisms to convert the energy in petrol to work. Without such an energy conversion system, the car will not be able to use the energy in petrol.</text:span></text:p>
      <text:p text:style-name="P3"><text:span text:style-name="T22">The same thing applies in the case of life as well. It is true that life derives its energy from the sun. However, solar energy can only be converted into chemical energy by the incredibly complex energy conversion systems in living things (such as photosynthesis in plants and the digestive systems of humans and animals). No living thing can live without such energy conversion systems. Without an energy conversion system, the sun is nothing but a source of destructive energy that burns, parches, or melts. </text:span></text:p>
      <text:p text:style-name="P3"><text:span text:style-name="T22">As can be seen, a thermodynamic system without an energy conversion mechanism of some sort is not advantageous for evolution, be it open or closed. No one asserts that such complex and conscious mechanisms could have existed in nature under the conditions of the primeval earth. Indeed, the real problem confronting evolutionists is the question of how complex energy-converting mechanisms, such as photosynthesis in plants, which cannot be duplicated even with modern technology, could have come into being on their own. </text:span></text:p>
      <text:p text:style-name="P3"><text:span text:style-name="T22">The influx of solar energy into the world would be unable to bring about order on its own. Moreover, no matter how high the temperature may become, amino acids resist forming bonds in ordered sequences. Energy by itself is incapable of making amino acids form the much more complex molecules of proteins, or of making proteins form the much more complex and organised structures of cell organelles. The real and essential source of this organisation at all levels is conscious design: in a word, creation.</text:span></text:p>
      <text:p text:style-name="P5"/>
      <text:p text:style-name="P3"><text:span text:style-name="T19">The "Chaos Theory" Evasion </text:span></text:p>
      <text:p text:style-name="P3"><text:span text:style-name="T22">Quite aware that the second law of thermodynamics renders evolution impossible, some evolutionist scientists have made speculative attempts to square the circle between the two, in order to be able to claim that evolution is possible. As usual, even those endeavours show that the theory of evolution faces an inescapable impasse.</text:span></text:p>
      <text:p text:style-name="P3"><text:span text:style-name="T22">One person distinguished by his efforts to marry thermodynamics and evolution is the Belgian scientist Ilya Prigogine.</text:span></text:p>
      <text:p text:style-name="P3"><text:span text:style-name="T22">Starting out from chaos theory, Prigogine proposed a number of hypotheses in which order forms from chaos (disorder). However, despite all his best efforts, he was unable to reconcile thermodynamics and evolution. This is clearly seen in what he says:</text:span></text:p>
      <text:p text:style-name="P3"><text:span text:style-name="T22">There is another question, which has plagued us for more than a century: What significance does the evolution of a living being have in the world described by thermodynamics, a world of ever-increasing disorder?6</text:span></text:p>
      <text:p text:style-name="P3"><text:span text:style-name="T22">Prigogine, who knows quite well that theories at the molecular level are not applicable to living systems, such as a living cell, stresses this problem:</text:span></text:p>
      <text:p text:style-name="P3"><text:span text:style-name="T22">The problem of biological order involves the transition from the molecular activity to the super-molecular order of the cell. This problem is far from being solved.7</text:span></text:p>
      <text:p text:style-name="P3"><text:soft-page-break/><text:span text:style-name="T22">This is the point most recently arrived at by the chaos theory and related speculations. No concrete outcome has been attained that would support or verify evolution, or eliminate the contradiction between evolution, law of entropy, and other physical laws.</text:span></text:p>
      <text:p text:style-name="P3"><text:span text:style-name="T22">Despite all these evident facts, evolutionists try to take refuge in simple subterfuges. Plain scientific truths show that living things and the ordered, planned, and complex structures of living things could in no way have come into being by coincidence under normal circumstances. This situation makes it clear that the existence of living beings can only be explained by the intervention of a supernatural power. That supernatural power is the creation of God, who created the entire universe from nothing. Science has proven that evolution is still impossible as far as thermodynamics is concerned and the existence of life has no explanation but Creation.</text:span></text:p>
      <text:p text:style-name="P5"/>
      <text:p text:style-name="P3"/>
      <text:p text:style-name="P13"><text:span text:style-name="T22">1 <text:tab/>Jeremy Rifkin, Entropy: A New World View, New York, Viking Press, 1980, p.6</text:span></text:p>
      <text:p text:style-name="P3"><text:span text:style-name="T22">2 <text:tab/>J.H.Rush, The Dawn of Life, New York, Signet, 1962, p. 35</text:span></text:p>
      <text:p text:style-name="P3"><text:span text:style-name="T22">3 <text:tab/>Roger Lewin, "A Downward Slope to Greater Diversity," Science, vol. 217, 24.9.1982, p. 1239</text:span></text:p>
      <text:p text:style-name="P14"><text:span text:style-name="T22">4 <text:tab/>George P. Stravropoulos, "The Frontiers and Limits of Science," American Scientist, vol. 65, November-December 1977, p.674</text:span></text:p>
      <text:p text:style-name="P3"><text:span text:style-name="T22">5 <text:tab/>Jeremy Rifkin, Entropy: A New World View, p.55</text:span></text:p>
      <text:p text:style-name="P3"><text:span text:style-name="T22">6 <text:tab/>Ilya Prigogine, Isabelle Stengers, Order Out of Chaos, New York, Bantam Books, 1984, p. 129</text:span></text:p>
      <text:list xml:id="list354434427" text:style-name="WWNum3">
        <text:list-item>
          <text:p text:style-name="P4"><text:span text:style-name="T22">Ilya Prigogine, Isabelle Stengers, Order Out of Chaos, p. 175</text:span></text:p>
        </text:list-item>
      </text:list>
      <text:p text:style-name="P6"/>
      <text:p text:style-name="P6"/>
      <text:p text:style-name="P11"/>
      <text:p text:style-name="P12"><text:span text:style-name="T30">THE INFORMATION IN LIVING</text:span></text:p>
      <text:p text:style-name="P11"><text:span text:style-name="T30">STRUCTURES AND THE DEATH</text:span></text:p>
      <text:p text:style-name="P11"><text:span text:style-name="T30">OF MATERIALISM</text:span></text:p>
      <text:p text:style-name="P6"/>
      <text:p text:style-name="P6"/>
      <text:p text:style-name="P3"><text:span text:style-name="T25">M</text:span><text:span text:style-name="T21">aterialist philosophy</text:span><text:span text:style-name="T22"> lies at the basis of the theory of evolution. Materialism rests on the supposition that everything that exists is matter. According to this philosophy, matter has existed since eternity, will continue to exist forever, and there is nothing but matter. In order to provide support for their claim, materialists use a logic called "reductionism." This is the idea that things which are not observable can also be explained by material causes. </text:span></text:p>
      <text:p text:style-name="P3"><text:span text:style-name="T22">To make matters clearer, let us take the example of the human mind. It is evident that the mind cannot be touched or seen. Moreover, it has no centre in the human brain. This situation unavoidably leads us to the conclusion that the mind is a concept beyond matter. Therefore, the being which we refer to as "I," who thinks, loves, gets nervous, worries, takes pleasure or feels pain, is not a material being in the same way as a sofa, a table or a stone. </text:span></text:p>
      <text:p text:style-name="P3"><text:span text:style-name="T22">Materialists, however, claim that mind is "reducible to matter." According to the materialist claim, thinking, loving, worrying and all our mental activities are nothing but chemical reactions taking place between the atoms in the brain. Loving someone is a chemical reaction in some cells in our brain, and fear is another. The famous materialist philosopher </text:span><text:span text:style-name="T21">Karl Vogt</text:span><text:span text:style-name="T22"> stressed this logic with his famous words </text:span><text:span text:style-name="T21">"Just as the liver secretes gall, so do our brains secrete thought."</text:span><text:span text:style-name="T15">16</text:span><text:span text:style-name="T22"> Gall, however, is matter, whereas there is no evidence that thought is. </text:span></text:p>
      <text:p text:style-name="P3"><text:span text:style-name="T22">Reductionism is a logical deduction. However, a logical deduction can be based on solid grounds or on shaky ones. For this reason, the question we need to ask is: </text:span><text:span text:style-name="T21">What happens when reductionism</text:span><text:span text:style-name="T22">, the basic logic of materialism, </text:span><text:span text:style-name="T21">is compared to scientific data?</text:span></text:p>
      <text:p text:style-name="P3"><text:span text:style-name="T22">19th century materialist scientists and thinkers thought that the answer would be that "science verifies reductionism." 20th century science, however, has revealed a very different picture. </text:span></text:p>
      <text:p text:style-name="P3"><text:span text:style-name="T22">One of the most salient feature of this picture is "information," which is present in nature and can never be reduced to matter.</text:span></text:p>
      <text:p text:style-name="P5"/>
      <text:p text:style-name="P20"><text:span text:style-name="T19">Matter Cannot Produce Information</text:span></text:p>
      <text:p text:style-name="P3"><text:span text:style-name="T22">We earlier mentioned that there is incredibly comprehensive information contained in the DNA of living things. Something as small as a hundred thousandth of a millimetre across contains a sort of "data bank" that specifies all the physical details of the body of a living thing. Moreover, the body also contains a system that reads this information, interprets it and carries out "production" in line with it. In all living cells, the information </text:span><text:soft-page-break/><text:span text:style-name="T22">in the DNA is "read" by various enzymes, and proteins are produced according to this information. This system makes possible the production of millions of proteins every second, of just the required type for just the places where they are needed in our bodies. In this way, dead eye cells are replaced by living ones, and old blood cells by new ones. </text:span></text:p>
      <text:p text:style-name="P3"><text:span text:style-name="T22">At this point, let us consider the claim of materialism: Is it possible that the information in DNA could be reduced to matter, as materialists suggest? Or, in other words, can it be accepted that DNA is merely a collection of matter, and the information it contains came about as a result of the random interactions of such pieces of matter?</text:span></text:p>
      <text:p text:style-name="P3"><text:span text:style-name="T22">All the scientific research, experiments and observations carried out in the 20th century show that the answer to this question is a definite "No." The director of the German Federal Physics and Technology Institute, Prof. Dr. Werner Gitt has this to say on the issue:</text:span></text:p>
      <text:p text:style-name="P1"><text:span text:style-name="T22">A coding system always entails a nonmaterial intellectual process. A physical matter cannot produce an information code. All experiences show that every piece of creative information represents some mental effort and can be traced to a personal idea-giver who exercised his own free will, and who is endowed with an intelligent mind.... </text:span><text:span text:style-name="T21">There is no known law of nature, no known process and no known sequence of events which can cause information to originate by itself in matter...</text:span><text:span text:style-name="T15">17</text:span></text:p>
      <text:p text:style-name="P3"><text:span text:style-name="T22">Werner Gitt's words summarise the conclusions of </text:span><text:span text:style-name="T21">"information theory,"</text:span><text:span text:style-name="T22"> which has been developed in the last 50 years and is accepted as a part of thermodynamics. Information theory investigates the origin and nature of the information in the universe. The conclusion reached by the information theoreticians as a result of long studies is that </text:span><text:span text:style-name="T21">"Information is something different from matter. It can never be reduced to matter. </text:span><text:span text:style-name="T22">The origin of information and physical matter must be investigated separately."</text:span></text:p>
      <text:p text:style-name="P3"><text:span text:style-name="T22">For instance, let us think of the source of a book. A book consists of paper, ink, and the information it contains. Paper and ink are material elements. Their source is again matter: Paper is made of cellulose, and ink of certain chemicals. However, the information in the book is nonmaterial and cannot have a material source. The source of the information in each book is the mind of the person who wrote it. </text:span></text:p>
      <text:p text:style-name="P3"><text:span text:style-name="T22">Moreover, this mind determines how paper and ink will be used. A book initially forms in the mind of the writer. The writer builds a chain of logic in his mind, and orders his sentences. As a second step, he puts them into a material form, which is to say that he translates the information in his mind into letters, using a pen, a typewriter or a computer. Later, these letters are printed in a publishing house and take the shape of a book made up of paper and ink. </text:span></text:p>
      <text:p text:style-name="P3"><text:span text:style-name="T22">We can therefore state this general conclusion: "If physical matter contains information, then that matter must have been designed by a mind that possessed the information in question. First there is the mind. That mind translates the information it possesses into matter, which constitutes the act of design."</text:span></text:p>
      <text:p text:style-name="P5"/>
      <text:p text:style-name="P20"><text:soft-page-break/><text:span text:style-name="T19">The Origin of the Information in Nature</text:span></text:p>
      <text:p text:style-name="P3"><text:span text:style-name="T22">When we apply this scientific definition of information to nature, a very important result ensues. This is because nature overflows with an immense body of information (as, for example, in the case of DNA), and since this information cannot be reduced to matter, it therefore comes from a source beyond matter. </text:span></text:p>
      <text:p text:style-name="P3"><text:span text:style-name="T22">One of the foremost advocates of the theory of evolution, George C. Williams, admits this reality, which most materialists and evolutionists are reluctant to see. Williams has strongly defended materialism for years, but in an article he wrote in 1995, he states the incorrectness of the materialist (reductionist) approach which holds everything is matter:</text:span></text:p>
      <text:p text:style-name="P1"><text:span text:style-name="T22">Evolutionary biologists have failed to realize that they work with two more or less incommensurable domains: that of information and that of matter. These two domains will never be brought together in any kind of the sense usually implied by the term "reductionism.." The gene is a package of information, not an object... In biology, when you're talking about things like genes and genotypes and gene pools, you're talking about information, not physical objective reality... </text:span><text:span text:style-name="T21">This dearth of shared descriptors makes matter and information two separate domains of existence, which have to be discussed separately, in their own terms.</text:span><text:span text:style-name="T15">18</text:span><text:span text:style-name="T21"> </text:span></text:p>
      <text:p text:style-name="P3"><text:span text:style-name="T22">Therefore, contrary to the supposition of materialists, the source of the information in nature cannot be matter itself. The source of information is not matter but a superior Wisdom beyond matter. This Wisdom existed prior to matter. Matter was brought into existence, given form, and organised by Him. </text:span></text:p>
      <text:p text:style-name="P5"/>
      <text:p text:style-name="P5"/>
      <text:p text:style-name="P11"/>
      <text:p text:style-name="P12"><text:span text:style-name="T30">APE–MAN SIMILARITY</text:span></text:p>
      <text:p text:style-name="P11"><text:span text:style-name="T30">IS A TALE!</text:span></text:p>
      <text:p text:style-name="P8"/>
      <text:p text:style-name="P8"/>
      <text:p text:style-name="P3"><text:span text:style-name="T27">The completion of the human's gene map today does not yield</text:span></text:p>
      <text:p text:style-name="P3"><text:span text:style-name="T27">the result that man and ape are relatives. One need not be deceived </text:span></text:p>
      <text:p text:style-name="P3"><text:span text:style-name="T27">by evolutionists' attempts to exploit this new scientific development </text:span></text:p>
      <text:p text:style-name="P3"><text:span text:style-name="T27">just as they have done with all others.</text:span></text:p>
      <text:p text:style-name="P7"/>
      <text:p text:style-name="P3"><text:span text:style-name="T24">A</text:span><text:span text:style-name="T22">s we know, the recent completion of the human gene map within the scope of the </text:span><text:span text:style-name="T21">Human Genome Project</text:span><text:span text:style-name="T22"> was a very important scientific advance. However, some results of this project are being distorted in some evolutionist publications. It is claimed that </text:span><text:span text:style-name="T21">the chimpanzee genes bear a 98% similarity to human genes</text:span><text:span text:style-name="T22"> and this is promoted as evidence for the claim that apes are related to humans, thus bearing out the theory of evolution. In truth, this is a "fake" piece of evidence put forward by evolutionists who take advantage of the lack of knowledge about this subject in society.</text:span></text:p>
      <text:p text:style-name="P5"/>
      <text:p text:style-name="P20"><text:span text:style-name="T19">98 % Similarity Claim is Misleading Propaganda</text:span></text:p>
      <text:p text:style-name="P3"><text:span text:style-name="T22">First, it should be stated that the concept of </text:span><text:span text:style-name="T21">98% similarity between human and chimpanzee DNA</text:span><text:span text:style-name="T22"> frequently advanced by evolutionists </text:span><text:span text:style-name="T21">is deceptive</text:span><text:span text:style-name="T22">.</text:span></text:p>
      <text:p text:style-name="P3"><text:span text:style-name="T22">In order to claim that the genetic make-up of man and chimpanzee have a 98% similarity, the genome of the chimpanzee also has to be mapped, just like that of man, the two have to be compared, and the result of this comparison has to be obtained. However, no such result is available, because so far, only the human gene has been mapped. No such research has yet been done on the chimpanzee. </text:span></text:p>
      <text:p text:style-name="P3"><text:span text:style-name="T22">In reality, the 98% similarity between human and chimpanzee genes, which now and then enters the agenda, is a propaganda-oriented slogan deliberately invented years ago. This similarity is an extraordinarily exaggerated generalisation grounded on the similarity in the amino acid sequences of </text:span><text:span text:style-name="T21">some 30-40 basic proteins</text:span><text:span text:style-name="T22"> present in man and the chimpanzee. A sequence analysis has been made using a method named "DNA hybridisation" on the DNA sequences that are correlated with these proteins and only that limited number of proteins has been compared. </text:span></text:p>
      <text:p text:style-name="P53"><text:span text:style-name="T28">However, there are about one hundred thousand genes, and therefore one hundred thousand proteins encoded by these genes in humans. For that reason, </text:span><text:span text:style-name="T29">there is no scientific basis for claiming</text:span><text:span text:style-name="T28"> </text:span><text:span text:style-name="T29">that all the genes of man and ape are 98% similar just because of the similarity in 40 out of 100,000 proteins. </text:span></text:p>
      <text:p text:style-name="P3"><text:span text:style-name="T22">Moreover, the DNA comparison carried out on these 40 proteins is also controversial. This comparison was made in 1987 by two biologists named Sibley and Ahlquist and published in the </text:span><text:span text:style-name="T27">Journal of Molecular Evolution</text:span><text:span text:style-name="T22">.</text:span><text:span text:style-name="T15">19 </text:span><text:span text:style-name="T22">However, another scientist named Sarich, who examined the data obtained by these two scientists, </text:span><text:soft-page-break/><text:span text:style-name="T22">concluded that </text:span><text:span text:style-name="T21">the reliability of the method they used is controversial and that the data has been exaggeratedly interpreted.</text:span><text:span text:style-name="T16">20</text:span><text:span text:style-name="T21"> </text:span></text:p>
      <text:p text:style-name="P9"/>
      <text:p text:style-name="P20"/>
      <text:p text:style-name="P26"><text:span text:style-name="T19">Human DNA is also Similar to that of the Worm, </text:span></text:p>
      <text:p text:style-name="P20"><text:span text:style-name="T19">Mosquito and Chicken!</text:span></text:p>
      <text:p text:style-name="P3"><text:span text:style-name="T22">Moreover, the above-mentioned basic proteins are common vital molecules present in various other living things. The structure of the same kinds of proteins present not only in the chimpanzee, but also in completely different living creatures, is very similar to that in humans. </text:span></text:p>
      <text:p text:style-name="P3"><text:span text:style-name="T22">For example, genetic analyses published in </text:span><text:span text:style-name="T27">New Scientist</text:span><text:span text:style-name="T22"> have revealed a </text:span><text:span text:style-name="T21">75 % similarity between the DNAs of nematode worms and man</text:span><text:span text:style-name="T22">.</text:span><text:span text:style-name="T15">21</text:span><text:span text:style-name="T22"> This definitely does not mean that there is only a 25% difference between man and these worms! According to the family tree made by evolutionists, the Chordata phylum, in which man is included, and the Nematoda phylum were different from each other even 530 million years ago. </text:span></text:p>
      <text:p text:style-name="P3"><text:span text:style-name="T22">On the other hand, in another finding which also appeared in the media, it was stated that </text:span><text:span text:style-name="T21">the comparisons carried out between the genes of fruit flies belonging to the Drosophila species and human genes yielded a similarity of 60%</text:span><text:span text:style-name="T22">.</text:span><text:span text:style-name="T15">22</text:span></text:p>
      <text:p text:style-name="P3"><text:span text:style-name="T22">In another case, analyses done on certain proteins show man as closely linked to some very different living things. In a survey carried out by researchers in Cambridge University, some proteins of land-dwelling animals were compared. Amazingly, in nearly all samples, </text:span><text:span text:style-name="T21">human beings and chickens were paired as the closest relatives.</text:span><text:span text:style-name="T22"> The next closest relative was the crocodile.</text:span><text:span text:style-name="T15">23</text:span><text:span text:style-name="T22"> </text:span></text:p>
      <text:p text:style-name="P3"><text:span text:style-name="T22">Another example used by evolutionists on "the genetic similarity between man and ape," </text:span><text:span text:style-name="T21">is the presence of 48 chromosomes in chimpanzees and gorillas versus 46 chromosomes in man</text:span><text:span text:style-name="T22">. Evolutionists regard the closeness of the number of chromosomes as indication of an evolutionary relationship. However, if this logic used by evolutionists were valid, then man would have an even closer relative than the chimpanzee: </text:span><text:span text:style-name="T21">"the potato"! Because the number of chromosomes in potatoes is the same as that of man: 46</text:span></text:p>
      <text:p text:style-name="P3"><text:span text:style-name="T22">These examples confirm that the concept of genetic similarity does not constitute evidence for the theory of evolution. This is because the genetic similarities are not in line with the alleged evolutionary schemes, and on the contrary, yield completely opposite results. </text:span></text:p>
      <text:p text:style-name="P5"/>
      <text:p text:style-name="P20"><text:span text:style-name="T19">Genetic Similarities Upset the <text:tab/></text:span></text:p>
      <text:p text:style-name="P20"><text:span text:style-name="T19">"Evolution Scheme" that is Sought to be Constituted</text:span></text:p>
      <text:p text:style-name="P3"><text:span text:style-name="T22">Unsurprisingly, when the issue is evaluated as a whole, it is seen that the subject of "bio-chemical similarities" does not constitute evidence for evolution, but rather leaves the theory in the lurch. Dr. Christian Schwabe, a biochemistry researcher from the Medical Faculty of South Carolina University, is an evolutionist scientist who has spent years searching for evidence for evolution in the molecular domain. In particular he carried out research on insulin and relaxin-type proteins and tried to establish </text:span><text:soft-page-break/><text:span text:style-name="T22">evolutionary relationships between living beings. However, he had to confess many times that he could not find any evidence for evolution at any point in his studies. In an article published in a scientific journal, he said; </text:span></text:p>
      <text:p text:style-name="P1"><text:span text:style-name="T22">Molecular evolution is about to be accepted as a method superior to palaeontology for the discovery of evolutionary relationships. As a molecular evolutionist I should be elated. </text:span><text:span text:style-name="T21">Instead it seems disconcerting that many exceptions exist to the orderly progression of species as determined by molecular homologies</text:span><text:span text:style-name="T22">; so many in fact that I think the exception, the quirks, may carry the more important message.</text:span><text:span text:style-name="T15">24</text:span><text:span text:style-name="T22"> </text:span></text:p>
      <text:p text:style-name="P3"><text:span text:style-name="T22">Based on the recent findings obtained in the field of molecular biology, the renowned biochemist Prof. Michael Denton made the following comments;</text:span></text:p>
      <text:p text:style-name="P1"><text:span text:style-name="T22">Each class at molecular level is unique, isolated and unlinked by intermediates. Thus, molecules, like fossils, have failed to provide the elusive intermediates so long sought by evolutionary biology… </text:span><text:span text:style-name="T21">At a molecular level, no organism is "ancestral" or "primitive" or "advanced" compared with its relatives… </text:span><text:span text:style-name="T22">There is little doubt that if this molecular evidence had been available a century ago… the idea of organic evolution might never have been accepted.</text:span><text:span text:style-name="T15">25</text:span><text:span text:style-name="T22"> </text:span></text:p>
      <text:p text:style-name="P2"/>
      <text:p text:style-name="P20"><text:span text:style-name="T19">Similarities are not Evidence for Evolution but for Creation</text:span></text:p>
      <text:p text:style-name="P3"><text:span text:style-name="T22">It is surely natural for the human body to bear some molecular similarities to other living beings, because they all are made up of the same molecules, they all use the same water and atmosphere, and they all consume foods consisting of the same molecules. Certainly, their metabolisms and therefore genetic make-ups would resemble one another. This, however, is not evidence that they evolved from a common ancestor. </text:span></text:p>
      <text:p text:style-name="P3"><text:span text:style-name="T22">This </text:span><text:span text:style-name="T21">"common material" is not the result of an evolution but of "common design," that is, their being created upon the same plan. </text:span></text:p>
      <text:p text:style-name="P3"><text:span text:style-name="T22">It is possible to explain this point with an example: all construction in the world is done with similar materials (brick, iron, cement, etc.). This, however, does not mean that these buildings "evolved" from each other. They are constructed separately by using common materials. The same holds for living beings as well. </text:span></text:p>
      <text:p text:style-name="P3"><text:span text:style-name="T22">Life did not originate as the result of unconscious coincidences as evolution claims, but as the result of the creation of God, the Almighty, the possessor of infinite knowledge and wisdom. </text:span></text:p>
      <text:p text:style-name="P17"/>
      <text:p text:style-name="P16"><text:span text:style-name="T22">He is the Originator of the heavens and the earth. How could He have a son when He has no wife? He created all things and He has knowledge of all things. That is God, your Lord. There is no deity but Him, the Creator of everything. So worship Him. He is responsible for everything. </text:span><text:span text:style-name="T26">(Qur'an, 6:101-102)</text:span></text:p>
      <text:p text:style-name="P18"/>
      <text:p text:style-name="P19"/>
      <text:p text:style-name="P24"><text:span text:style-name="T30">Conclusion</text:span></text:p>
      <text:p text:style-name="P6"/>
      <text:p text:style-name="P6"/>
      <text:p text:style-name="P3"><text:span text:style-name="T22">In addition to all the information we have detailed so far, we think it would be helpful to emphasize another fact. </text:span></text:p>
      <text:p text:style-name="P3"><text:span text:style-name="T22">Other than the superficial similarity between them, apes are no closer to human beings than other animals. Moreover, when intelligence is used as a point of comparison, the bee, which produces the geometrical wonder of the honeycomb, or the spider, which produces the engineering wonder of the web, are closer to man than the ape. We can even say that they are superior in some aspects. </text:span></text:p>
      <text:p text:style-name="P3"><text:span text:style-name="T22">Between man and ape, however, there is a tremendous gap, never to be closed by fairy stories. After all, an ape is an animal no different from a horse or a dog in terms of consciousness. Man, however, is a being who has consciousness and will, who can think, talk, reason, decide, and judge. All these qualities are functions of the "spirit" he possesses. The most important difference that causes this huge gap between man and other living beings is this "spirit." No physical resemblance can close this gap between man and other living beings. The only being that has "spirit" in nature is man. </text:span></text:p>
      <text:p text:style-name="P3"><text:span text:style-name="T22">In the Qur'an, this superior quality which man possesses and which differentiates him from other living things is referred to as follows: </text:span></text:p>
      <text:p text:style-name="P17"/>
      <text:p text:style-name="P16"><text:span text:style-name="T22">Then He formed him and breathed His Spirit into him and gave you hearing, sight and hearts. What little thanks you show! </text:span><text:span text:style-name="T26">(Qur'an, 32:9)</text:span></text:p>
      <text:p text:style-name="P48"/>
      <text:p text:style-name="P48"/>
      <text:p text:style-name="P51"/>
      <text:p text:style-name="P52"><text:span text:style-name="T30">DARWINIST–MATERIALIST</text:span></text:p>
      <text:p text:style-name="P51"><text:span text:style-name="T30">MISCONCEPTIONS ABOUT</text:span></text:p>
      <text:p text:style-name="P51"><text:span text:style-name="T30">THE HUMAN GENOME PROJECT</text:span></text:p>
      <text:p text:style-name="P7"/>
      <text:p text:style-name="P7"/>
      <text:p text:style-name="P3"><text:span text:style-name="T24">W</text:span><text:span text:style-name="T22">ith the announcement of the latest point arrived at in the Human Genome Project, some publishing organs have started to deliver misleading messages and misinform the public, so that the impasse the theory of evolution has reached may not be further revealed. </text:span></text:p>
      <text:p text:style-name="P3"><text:span text:style-name="T22">Earlier, we mentioned the misleading messages evolutionists gave about "genetic similarities" and made it clear that these are subjective interpretations which do not provide any evidence for the theory of evolution. Another subject, which is mostly promoted and highlighted with different slogans and headlines by the Darwinist–Materialist press, is the claim that the discovery of the gene map suggests that the fate decreed by God can be challenged. This is a great misconception and deception put forward by certain circles. The headlines recently appearing in the printed press and statements made in the course of discussions on television programs give the impression of a stealthy indoctrination. It is a great mistake to present the information on the human genome project accompanied by messages like "Man will no longer be defeated by his destiny." For in truth, the mapping of the human genes has no relevance whatsoever to the flow of man's fate. The production of the human gene map will certainly not change the shape of man's destiny, because that too has been pre-destined.</text:span></text:p>
      <text:p text:style-name="P23"/>
      <text:p text:style-name="P20"><text:span text:style-name="T19">The Flow of Fate Cannot be Changed</text:span></text:p>
      <text:p text:style-name="P3"><text:span text:style-name="T22">Destiny is God's perfect knowledge of all events, past or future, as a single moment. God already knows events that have not yet been experienced. A large number of people do not understand how God can know what will happen in the future, in other words the reality of destiny. However, "events not yet experienced" are only so for us. All those events, the results of which we describe as "unknown," are only "unknown" to us. God, who possesses infinite knowledge, is not bound by time and space. In any case, it was He who created time and space. For this reason, past, future, and present are all the same to God; for Him everything has already taken place and finished. Everything that we are experiencing now, and will experience in the future, is already over and done with in the sight of God. At the appropriate time, all people witness the destiny that God has prepared for them.</text:span></text:p>
      <text:p text:style-name="P3"><text:span text:style-name="T22">In the same way that someone who picks up a film spool can see the beginning, the end and everything in between as a single whole, so God knows everything about the human beings He has created. God, who knows everything as a single instant, reveals </text:span><text:soft-page-break/><text:span text:style-name="T22">His power to us by creating infinity, or infinitely long time, in a single moment, that is, in infinitely short time.</text:span></text:p>
      <text:p text:style-name="P3"><text:span text:style-name="T22">God created all people past and present in the knowledge of every detail of their lives. Everything that a person will experience, that seems good or bad to him, happens within the knowledge of God. The Sura An'am reveals that everything that happens in the world, be it great or small, happens by the will of God: </text:span></text:p>
      <text:p text:style-name="P17"/>
      <text:p text:style-name="P16"><text:span text:style-name="T22">The keys of the Unseen are in His possession. No one knows them but Him. He knows everything on the land and in the sea. No leaf falls without His knowing it. There is no seed in the darkness of the earth, and nothing moist or dry which is not in a Clear Book. </text:span><text:span text:style-name="T26">(Qur'an, 6:59) </text:span></text:p>
      <text:p text:style-name="P3"><text:span text:style-name="T22">This is true for everyone and every event. It is neither possible for anyone to alter the destiny that God has prepared for him, nor to bring about any change in the flow of events. For instance, God has created everyone with a certain lifetime and everyone's moment of death is determined as to its location, time and form in the sight of God. For instance, a disease a person will suffer from has been predestined billions of years ago before his birth. Whether or not he will recover from that sickness has been decided in his fate by God. Even the doctors, nurses, hospital, medicines and methods of treatment that will be the vehicles for his recovery have been written in advance in the sight of God. For that reason, the fact that someone recovers does not mean he has cheated his fate, but that his recovery was part of that same fate.</text:span></text:p>
      <text:p text:style-name="P3"><text:span text:style-name="T22">If, in the years to come, someone's lifetime is extended with timely interventions in the genes, this would not mean that this event defeated that person's destiny. It simply means the following: God gave this man a long life and He made the completion of gene mapping a means for his life to be long. The discovery of the gene map, that person's living in that period and that person's life being extended by scientific means are all his destiny. All is determined in the sight of God before this person is born into the world. </text:span></text:p>
      <text:p text:style-name="P3"><text:span text:style-name="T22">Similarly, someone whose fatal sickness is cured through the discoveries made within the scope of this project has again not changed his destiny. That is because it is this person's destiny to recover from this illness by means of this project. Consequently, completion of the human genome project and the fact that man will be able to intervene in the genetic make-up, do not mean confronting the destiny created by God. On the contrary, in this way, mankind follows the developments created for it by God, and explores and benefits from the information created by God. If man lives 120 years thanks to these scientific developments, this is surely a lifetime decreed for him by God, that is why he lives so long.</text:span></text:p>
      <text:p text:style-name="P3"><text:span text:style-name="T22">God reveals in one verse that every person's life is set out in a book in His sight:</text:span></text:p>
      <text:p text:style-name="P17"/>
      <text:p text:style-name="P16"><text:span text:style-name="T22">God created you from dust and then from a drop of sperm and then made you into pairs. No female becomes pregnant or gives birth except with His </text:span><text:soft-page-break/><text:span text:style-name="T22">knowledge. And no living thing lives long or has its life cut short without that being in a Book. That is easy for God. </text:span><text:span text:style-name="T26">(Qur'an, 35:11)</text:span></text:p>
      <text:p text:style-name="P6"/>
      <text:p text:style-name="P3"><text:span text:style-name="T22">A student who fails university entrance exams for years before getting in to the department he wants, a businessman who saves his company from bankruptcy, people who escape a plane hijacking at the last moment, and others doing similar things are all living out their destinies. None of them can change that destiny, nor does anyone else have the power to change their destiny for them.</text:span></text:p>
      <text:p text:style-name="P3"><text:span text:style-name="T22">In brief, utterances like "I cheated my fate," "I changed my destiny" or "I intervened in my destiny" are the consequence of ignorance caused by not knowing the facts about fate. On the other hand, a person's using these expressions is also predestined; how, when and under which conditions he will make these statements are all determined in the sight of God. It is God who knows all.</text:span></text:p>
      <text:p text:style-name="P3"><text:span text:style-name="T22">God informed us that everything is recorded in a clear book in His sight. We live what is written in that book, no more and no less.</text:span></text:p>
      <text:p text:style-name="P17"/>
      <text:p text:style-name="P16"><text:span text:style-name="T22">Those who disbelieve say, "The Hour will never come." Say: "Yes, by my Lord, it certainly will come!" He is the Knower of the Unseen, whom not even the weight of the smallest particle eludes, either in the heavens or in the earth; nor is there anything smaller or larger than that which is not recorded in a Clear Book. </text:span><text:span text:style-name="T26">(Qur'an, 34:3)</text:span></text:p>
      <text:p text:style-name="P17"/>
      <text:p text:style-name="P16"><text:span text:style-name="T22">Nothing occurs, either in the earth or in yourselves, without its being in a Book before We make it happen. That is something easy for God. </text:span><text:span text:style-name="T26">(Qur'an, 57:22)</text:span></text:p>
      <text:p text:style-name="P48"/>
      <text:p text:style-name="P20"><text:span text:style-name="T19">Cloning a Human Being or Any Other Living Being is Not Creating</text:span></text:p>
      <text:p text:style-name="P3"><text:span text:style-name="T22">In some publications, it has been alleged that by the advancement of the science of genetics, human beings would be cloned and therefore, human beings would create human beings. This, too, is a very distorted and farfetched piece of logic. Creating means to bring something into being from nothingness, and this act is peculiar to God alone. The formation of the identical copy of a living being by copying genetic information does not mean that this living being has been created. When a man or any other living being is cloned, the cells of a living being are taken and copied. However, never has a single living cell been created from nothingness by man. The research conducted on this subject has been stopped: it was all inconclusive.</text:span></text:p>
      <text:p text:style-name="P3"><text:span text:style-name="T22">Consequently, the discovery of the human genetic make-up by no means implies man's challenge to his destiny, and it never can. Every incident, every act of speech and development are all predetermined in the sight of God according to a certain destiny. So are technological advances, scientific developments and the innovations they will </text:span><text:soft-page-break/><text:span text:style-name="T22">introduce. God is All-Knowing, and All-Encompassing. The fact that everything, big or small, takes places within the knowledge of God is stated in the Qur'an as follows: </text:span></text:p>
      <text:p text:style-name="P17"/>
      <text:p text:style-name="P16"><text:span text:style-name="T22">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text:span><text:span text:style-name="T26">(Qur'an, 10:61)</text:span></text:p>
      <text:p text:style-name="P6"/>
      <text:p text:style-name="P6"/>
      <text:p text:style-name="P11"/>
      <text:p text:style-name="P12"><text:span text:style-name="T30">THE LATEST FOSSIL CLAIM</text:span></text:p>
      <text:p text:style-name="P15"><text:span text:style-name="T30">OF THE THEORY OF EVOLUTION HAS ALSO BECOME HISTORY</text:span></text:p>
      <text:p text:style-name="P10"/>
      <text:p text:style-name="P10"/>
      <text:p text:style-name="P3"><text:span text:style-name="T24">T</text:span><text:span text:style-name="T22">he theory of evolution has met a crushing defeat in palaeontology as well as in biochemical topics such as genes, DNA and the cell systems. Fossils demonstrate that living species did not evolve from each other, but were created separately with their individual specific characteristics. </text:span></text:p>
      <text:p text:style-name="P3"><text:span text:style-name="T22">According to the theory of evolution, all living species evolved from one another. A previously-existing species turned into another species over time and all species came into being in this manner. According to the theory, this transformation has been over a very long period of hundreds of millions of years and proceeded gradually. </text:span></text:p>
      <text:p text:style-name="P3"><text:span text:style-name="T22">In that case, numerous </text:span><text:span text:style-name="T21">"intermediary species"</text:span><text:span text:style-name="T22"> should have originated and lived within this long alleged transformation period. </text:span></text:p>
      <text:p text:style-name="P3"><text:span text:style-name="T22">For instance, some half-fish/half-reptiles should have lived in the past which had acquired some reptilian traits in addition to the fish traits they already had. Or some reptile-birds should have originated which had acquired some bird traits in addition to the reptilian traits they already had. Since they were in a transitory period, they had to be crippled, deficient, and defective living beings. Evolutionists refer to these theoretical creatures, which they believe to have lived in the past, as </text:span><text:span text:style-name="T21">"transitional forms."</text:span></text:p>
      <text:p text:style-name="P3"><text:span text:style-name="T22">If such animals had really existed in the past, there should be millions and even billions of them in number and variety. Darwinism is shattered right at this point, because there is not a single trace of these imaginary "intermediate transitional forms." </text:span></text:p>
      <text:p text:style-name="P3"><text:span text:style-name="T22">This fact has been known for a long time. Yet evolutionists speculated on a few fossils, trying to present them as "intermediate transitional forms" and comforted themselves saying, "only a few intermediate forms have been found so far, but in the future all of them will be unearthed." The most important fossil presented as an intermediate form was a 150-million-year-old extinct bird fossil called Archaeopteryx. Evolutionists claimed that this bird had reptilian traits. Despite the fact that their claims have been refuted one by one and that it has been proved that Archaeopteryx was not an intermediate transitional form but a flying bird species, they desperately embraced this last fossil they had. </text:span></text:p>
      <text:p text:style-name="P5"/>
      <text:p text:style-name="P20"><text:span text:style-name="T19">"Fossil Discovery Threatens Theory of Birds' Evolution"</text:span></text:p>
      <text:p text:style-name="P3"><text:span text:style-name="T22">At last, a fossil discovered during recent years, definitely overthrew the claims of evolutionists. As quoted from the evolutionist sources, a fossil was discovered which revealed that the ancient ancestor of birds was not a dinosaur or any other living being but a bird. </text:span></text:p>
      <text:p text:style-name="P3"><text:soft-page-break/><text:span text:style-name="T22">News about this discovery first appeared in the world media on June 23, 2000. The </text:span><text:span text:style-name="T27">New York Times</text:span><text:span text:style-name="T22"> carried the headline </text:span><text:span text:style-name="T21">"Fossil Discovery Threatens Theory of Birds' Evolution."</text:span><text:span text:style-name="T22"> This article was about a bird which was recently unearthed in the Middle East. Prominent scientific journals such as </text:span><text:span text:style-name="T27">Science </text:span><text:span text:style-name="T22">and </text:span><text:span text:style-name="T27">Nature</text:span><text:span text:style-name="T22"> and the world-renowned TV network of the BBC announced the recent developments as follows: "It has been discovered that the fossil, which was unearthed in the Middle East and estimated to have lived 220 million years ago, is covered with feathers, has a wishbone just like Archaeopteryx and modern birds do, and there are hollow shafts in its feathers. </text:span><text:span text:style-name="T21">THIS INVALIDATES THE CLAIMS THAT</text:span><text:span text:style-name="T22"> </text:span><text:span text:style-name="T21">ARCHAEOPTERYX IS THE ANCESTOR OF BIRDS</text:span><text:span text:style-name="T22">, because the fossil discovered is 75 million years older than Archaeopteryx. This means that </text:span><text:span text:style-name="T21">A REAL BIRD WITH ALL ITS CHARACTERISTIC FEATURES ALREADY EXISTED 75 MILLION YEARS BEFORE THE CREATURE WHICH WAS ALLEGED TO BE THE ANCESTOR OF BIRDS.</text:span><text:span text:style-name="T22">"</text:span></text:p>
      <text:p text:style-name="P5"/>
      <text:p text:style-name="P20"><text:span text:style-name="T19">A Milestone in the History of the Palaeontology </text:span></text:p>
      <text:p text:style-name="P3"><text:span text:style-name="T22">The admission by evolutionists themselves that Archaeopteryx is not an "intermediate transitional form" serving as evidence for evolution is an important milestone in the history of palaeontology. This is because for about 150 years, Archaeopteryx has continued to be the most prominent among the very few so-called "intermediate transitional forms" evolutionists could advance. However, this door of escape is also closed now, and the world of palaeontology has had to face the plain truth that </text:span><text:span text:style-name="T21">there is not even a single fossil which can provide evidence for evolution</text:span><text:span text:style-name="T22">. </text:span></text:p>
      <text:p text:style-name="P3"><text:span text:style-name="T22">The outcomes are evident. </text:span><text:span text:style-name="T27">The New York Times</text:span><text:span text:style-name="T22"> also accepted that fact and ran the headline "Fossil Discovery Threatens Theory of Birds' Evolution." That is true. Indeed, the ancestor of birds was a bird. The ancestor of fish was a fish, the ancestor of horses was a horse, the ancestor of kangaroos was a kangaroo and the ancestor of man was a man. In other words, </text:span><text:span text:style-name="T21">all different classes of living beings emerged in the perfect and specific forms they have today. In other words, they were created by God. </text:span></text:p>
      <text:p text:style-name="P3"><text:span text:style-name="T22">The conservative resistance evolutionists show towards this evident fact has now lost its last cornerstone. </text:span></text:p>
      <text:p text:style-name="P31"/>
      <text:p text:style-name="P31"/>
      <text:p text:style-name="P31"/>
      <text:p text:style-name="P31"/>
      <text:p text:style-name="P33"><text:span text:style-name="T21">They said "Glory be to You!</text:span></text:p>
      <text:p text:style-name="P33"><text:span text:style-name="T21">We have no knowledge except what</text:span></text:p>
      <text:p text:style-name="P33"><text:span text:style-name="T21">You have taught us. You are the</text:span></text:p>
      <text:p text:style-name="P33"><text:span text:style-name="T21">All-Knowing, the All-Wise."</text:span></text:p>
      <text:p text:style-name="P33"><text:span text:style-name="T21">(Quran, 2:32)</text:span></text:p>
      <text:p text:style-name="P30"/>
      <text:p text:style-name="P43"><text:soft-page-break/></text:p>
      <text:p text:style-name="P47"><text:span text:style-name="T30">NOTES</text:span></text:p>
      <text:p text:style-name="P44"/>
      <text:p text:style-name="P44"/>
      <text:p text:style-name="P45"><text:span text:style-name="T22">1 <text:tab/>Michael Denton. Evolution: A Theory in Crisis. London: Burnett Books, 1985, p. 334</text:span></text:p>
      <text:p text:style-name="P45"><text:span text:style-name="T23">2 <text:tab/>Prof. Dr. Ali Demirsoy, Kalıtım ve Evrim, p.158</text:span></text:p>
      <text:p text:style-name="P45"><text:span text:style-name="T22">3 <text:tab/>Frank B. Salisbury, "Doubts About The Modern Synthetic Theory of Evolution," p. 336</text:span></text:p>
      <text:p text:style-name="P45"><text:span text:style-name="T22">4 <text:tab/>Francis Crick, Life Itself: It's Origin and Nature, New York, Simon &amp; Schuster, 1981, p. 88</text:span></text:p>
      <text:p text:style-name="P45"><text:span text:style-name="T22">5 <text:tab/>Orgel, Leslie E, "Darwinism at the Very Beginning of Life," New Scientist, vol.94 (April 15, 1982), p.151 </text:span></text:p>
      <text:p text:style-name="P45"><text:span text:style-name="T22">6 <text:tab/>Pierre-P Grassé, Evolution of Living Organisms, New York: Academic Press, 1977, p. 103</text:span></text:p>
      <text:p text:style-name="P45"><text:span text:style-name="T22">7 <text:tab/>Douglas R. Hofstadter, Gödel, Escher, Bach: An Eternal Golden Braid, New York: Vintage Books, 1980, p. 548</text:span></text:p>
      <text:p text:style-name="P45"><text:span text:style-name="T22">8 <text:tab/>Leslie E. Orgel, "The Origin of Life on Earth," Scientific American, Vol.271, October 1994, p. 78</text:span></text:p>
      <text:p text:style-name="P45"><text:span text:style-name="T22">9 <text:tab/>Haskins, Caryl P., "Advances and Challenges in Science in 1970," American Scientist, vol.59 (May/June 1971), p.305)</text:span></text:p>
      <text:p text:style-name="P45"><text:span text:style-name="T22">10 <text:tab/>Michael Denton, Evolution: A Theory in Crisis, London: Burnett Books, 1985, p. 351</text:span></text:p>
      <text:p text:style-name="P45"><text:span text:style-name="T22">11 <text:tab/>John Horgan, "In the Beginning," Scientific American, Vol. 264, February 1991, p. 119</text:span></text:p>
      <text:p text:style-name="P45"><text:span text:style-name="T22">12 <text:tab/>G.F. Joyce, L. E. Orgel, "Prospects for Understanding the Origin of the RNA World," In the RNA World, New York: Cold Spring Harbor Laboratory Press, 1993, p. 13</text:span></text:p>
      <text:p text:style-name="P45"><text:span text:style-name="T22">13 <text:tab/>Jacques Monod, Chance and Necessity, New York: 1971, p.143</text:span></text:p>
      <text:p text:style-name="P45"><text:span text:style-name="T22">14 <text:tab/>Leslie E. Orgel, "The Origin of Life on the Earth," Scientific American, October 1994, Cilt 271, p. 78</text:span></text:p>
      <text:p text:style-name="P45"><text:span text:style-name="T22">15 <text:tab/>Chandra Wickramasinghe, Interview in London Daily Express, 14 August 1981</text:span></text:p>
      <text:p text:style-name="P45"><text:span text:style-name="T22">16 <text:tab/>Encyclopædia Britannica, "Modern Materialism"</text:span></text:p>
      <text:p text:style-name="P45"><text:span text:style-name="T22">17 <text:tab/>Werner Gitt. In the Beginning Was Information. CLV, Bielefeld, Germany, p. 107, 141</text:span></text:p>
      <text:p text:style-name="P45"><text:span text:style-name="T22">18 <text:tab/>George C. Williams. The Third Culture: Beyond the Scientific Revolution. (ed. John Brockman). New York, Simon &amp; Schuster, 1995. p. 42-43</text:span></text:p>
      <text:p text:style-name="P45"><text:span text:style-name="T22">19 <text:tab/>Journal of Molecular Evolution, vol. 26, p. 99-121</text:span></text:p>
      <text:p text:style-name="P45"><text:span text:style-name="T22">20 <text:tab/>Sarich et al. 1989. Cladistics 5:3-32</text:span></text:p>
      <text:p text:style-name="P45"><text:span text:style-name="T22">21 <text:tab/>New Scientist, 15 May 1999, p. 27</text:span></text:p>
      <text:p text:style-name="P45"><text:span text:style-name="T22">22 <text:tab/>http://news.bbc.co.uk/1/hi/sci/ tech/specials/washington-2000/647139.stm</text:span></text:p>
      <text:p text:style-name="P45"><text:span text:style-name="T22">23 <text:tab/>New Scientist, c. 103, 16 August 1984, p. 19</text:span></text:p>
      <text:p text:style-name="P45"><text:span text:style-name="T22">24 <text:tab/>Christian Schwabe, "On the Validity of Molecular Evolution," Trends in Biochemical Sciences, c. 11, July 1986</text:span></text:p>
      <text:list xml:id="list165856258" text:style-name="WWNum1">
        <text:list-item>
          <text:p text:style-name="P46"><text:soft-page-break/><text:span text:style-name="T22">Michael Denton. Evolution: A Theory in Crisis. London: Burnett Books, 1985, p. 290-9</text:span></text:p>
        </text:list-item>
      </text:list>
      <text:p text:style-name="P31"/>
      <text:p text:style-name="P3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Sty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_28_BASLIK_29_" style:display-name="(BASLIK)" style:family="paragraph" style:parent-style-name="Standard" style:default-outline-level="">
      <style:paragraph-properties fo:margin-left="0.801cm" fo:margin-right="0cm" fo:margin-top="0.076cm" fo:margin-bottom="0.076cm" loext:contextual-spacing="false" fo:line-height="0.564cm" fo:text-align="justify" style:justify-single-word="false" fo:text-indent="0cm" style:auto-text-indent="false"/>
    </style:style>
    <style:style style:name="_28_ANA_20_METIN_29_"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_28_AYET_29_" style:display-name="(AYET)"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fo:font-size="9pt" fo:font-weight="bold" style:font-size-asian="9pt" style:font-weight-asian="bold"/>
    </style:style>
    <style:style style:name="ï_20__28_ANA_20_METIN_29__20__20_-1" style:display-name="ï (ANA METIN)  -1"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_28_ALINTI_29_" style:display-name="(ALINTI)"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fo:font-size="9pt" style:font-size-asian="9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25">
        <style:list-level-properties text:list-level-position-and-space-mode="label-alignment">
          <style:list-level-label-alignment text:label-followed-by="listtab" text:list-tab-stop-position="1.275cm" fo:text-indent="-0.776cm" fo:margin-left="1.2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4cm" fo:text-indent="-0.318cm" fo:margin-left="3.674cm"/>
        </style:list-level-properties>
      </text:list-level-style-number>
      <text:list-level-style-number text:level="4"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4cm" fo:text-indent="-0.318cm" fo:margin-left="7.484cm"/>
        </style:list-level-properties>
      </text:list-level-style-number>
      <text:list-level-style-number text:level="7" style:num-suffix="." style:num-format="1">
        <style:list-level-properties text:list-level-position-and-space-mode="label-alignment">
          <style:list-level-label-alignment text:label-followed-by="listtab" text:list-tab-stop-position="8.754cm" fo:text-indent="-0.635cm" fo:margin-left="8.75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4cm" fo:text-indent="-0.635cm" fo:margin-left="10.02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4cm" fo:text-indent="-0.318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7">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7">
        <style:list-level-properties text:list-level-position-and-space-mode="label-alignment">
          <style:list-level-label-alignment text:label-followed-by="listtab" text:list-tab-stop-position="2.436cm" fo:text-indent="-0.635cm" fo:margin-left="2.4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06cm" fo:text-indent="-0.635cm" fo:margin-left="3.7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976cm" fo:text-indent="-0.318cm" fo:margin-left="4.976cm"/>
        </style:list-level-properties>
      </text:list-level-style-number>
      <text:list-level-style-number text:level="4" style:num-suffix="." style:num-format="1">
        <style:list-level-properties text:list-level-position-and-space-mode="label-alignment">
          <style:list-level-label-alignment text:label-followed-by="listtab" text:list-tab-stop-position="6.246cm" fo:text-indent="-0.635cm" fo:margin-left="6.2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16cm" fo:text-indent="-0.635cm" fo:margin-left="7.5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786cm" fo:text-indent="-0.318cm" fo:margin-left="8.786cm"/>
        </style:list-level-properties>
      </text:list-level-style-number>
      <text:list-level-style-number text:level="7" style:num-suffix="." style:num-format="1">
        <style:list-level-properties text:list-level-position-and-space-mode="label-alignment">
          <style:list-level-label-alignment text:label-followed-by="listtab" text:list-tab-stop-position="10.056cm" fo:text-indent="-0.635cm" fo:margin-left="10.0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326cm" fo:text-indent="-0.635cm" fo:margin-left="11.3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596cm" fo:text-indent="-0.318cm" fo:margin-left="12.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CREATION IN DNA</dc:title>
    <meta:initial-creator>HARUN YAHYA</meta:initial-creator>
    <meta:creation-date>2002-09-16T18:05:00</meta:creation-date>
    <dc:date>2020-07-05T01:13:55.278060974</dc:date>
    <meta:editing-cycles>14</meta:editing-cycles>
    <meta:editing-duration>PT1M25S</meta:editing-duration>
    <meta:generator>LibreOffice/6.4.4.2$Linux_X86_64 LibreOffice_project/523b8e55cdb4890550c54dc0a0ee2ea29d34e811</meta:generator>
    <meta:keyword>THE MIRACLE OF CREATION IN DNA</meta:keyword>
    <dc:subject>THE MIRACLE OF CREATION IN DNA</dc:subject>
    <meta:document-statistic meta:table-count="0" meta:image-count="0" meta:object-count="0" meta:page-count="51" meta:paragraph-count="361" meta:word-count="19041" meta:character-count="113889" meta:non-whitespace-character-count="95030"/>
    <meta:user-defined meta:name="Operator">A A</meta:user-defined>
  </office:meta>
</office:document-meta>
</file>